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4661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5874in"/>
    </style:style>
    <style:style style:name="co5" style:family="table-column">
      <style:table-column-properties fo:break-before="auto" style:column-width="1.6866in"/>
    </style:style>
    <style:style style:name="co6" style:family="table-column">
      <style:table-column-properties fo:break-before="auto" style:column-width="1.4437in"/>
    </style:style>
    <style:style style:name="co7" style:family="table-column">
      <style:table-column-properties fo:break-before="auto" style:column-width="1.4547in"/>
    </style:style>
    <style:style style:name="co8" style:family="table-column">
      <style:table-column-properties fo:break-before="auto" style:column-width="1.1689in"/>
    </style:style>
    <style:style style:name="co9" style:family="table-column">
      <style:table-column-properties fo:break-before="auto" style:column-width="2.3591in"/>
    </style:style>
    <style:style style:name="co10" style:family="table-column">
      <style:table-column-properties fo:break-before="auto" style:column-width="2.6016in"/>
    </style:style>
    <style:style style:name="co11" style:family="table-column">
      <style:table-column-properties fo:break-before="auto" style:column-width="1.5319in"/>
    </style:style>
    <style:style style:name="co12" style:family="table-column">
      <style:table-column-properties fo:break-before="auto" style:column-width="2.7335in"/>
    </style:style>
    <style:style style:name="co13" style:family="table-column">
      <style:table-column-properties fo:break-before="auto" style:column-width="1.6311in"/>
    </style:style>
    <style:style style:name="co14" style:family="table-column">
      <style:table-column-properties fo:break-before="auto" style:column-width="1.5102in"/>
    </style:style>
    <style:style style:name="co15" style:family="table-column">
      <style:table-column-properties fo:break-before="auto" style:column-width="1.4882in"/>
    </style:style>
    <style:style style:name="co16" style:family="table-column">
      <style:table-column-properties fo:break-before="auto" style:column-width="1.5756in"/>
    </style:style>
    <style:style style:name="co17" style:family="table-column">
      <style:table-column-properties fo:break-before="auto" style:column-width="1.9618in"/>
    </style:style>
    <style:style style:name="co18" style:family="table-column">
      <style:table-column-properties fo:break-before="auto" style:column-width="4.8937in"/>
    </style:style>
    <style:style style:name="co19" style:family="table-column">
      <style:table-column-properties fo:break-before="auto" style:column-width="1.9181in"/>
    </style:style>
    <style:style style:name="ro1" style:family="table-row">
      <style:table-row-properties style:row-height="0.2709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Plot_20_Tracking_20_2022">
      <style:table-properties table:display="true" style:writing-mode="lr-tb"/>
    </style:style>
    <style:style style:name="ta2" style:family="table" style:master-page-name="PageStyle_5f_Proportions">
      <style:table-properties table:display="true" style:writing-mode="lr-tb"/>
    </style:style>
    <style:style style:name="ta3" style:family="table" style:master-page-name="PageStyle_5f_Initial_20_Proces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70ad47" style:rotation-align="none"/>
    </style:style>
    <style:style style:name="ce5" style:family="table-cell" style:parent-style-name="Default">
      <style:table-cell-properties fo:background-color="#ffc000" style:rotation-align="none"/>
    </style:style>
    <style:style style:name="ce6" style:family="table-cell" style:parent-style-name="Default">
      <style:table-cell-properties fo:background-color="#ff0000" style:rotation-align="none"/>
    </style:style>
    <style:style style:name="ce7" style:family="table-cell" style:parent-style-name="Default">
      <style:table-cell-properties fo:background-color="#70ad47" style:diagonal-bl-tr="none" style:diagonal-tl-br="none" fo:border="none" style:rotation-align="none"/>
    </style:style>
    <style:style style:name="ce8" style:family="table-cell" style:parent-style-name="Default">
      <style:table-cell-properties fo:background-color="#ffc000" style:diagonal-bl-tr="none" style:diagonal-tl-br="none" fo:border="none" style:rotation-align="none"/>
    </style:style>
    <style:style style:name="ce9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e2f0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ackground-color="#e2f0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000000" fo:background-color="#eded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fo:background-color="#edede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125">
      <style:table-cell-properties fo:background-color="#edede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1.76pt solid #000000" fo:background-color="#eded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#70ad4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70ad47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70ad4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edede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ackground-color="#ffc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edede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ackground-color="#4472c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ackground-color="#a9d18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c5e0b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fo:background-color="#e2f0d9" style:diagonal-bl-tr="none" style:diagonal-tl-br="none" fo:border-left="0.74pt solid #000000" fo:border-right="0.74pt solid #000000" style:rotation-align="none" fo:border-top="none"/>
    </style:style>
    <style:style style:name="ce34" style:family="table-cell" style:parent-style-name="Default">
      <style:table-cell-properties fo:background-color="#e2f0d9" style:diagonal-bl-tr="none" style:diagonal-tl-br="none" fo:border="0.74pt solid #000000" style:rotation-align="non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1.76pt solid #000000" fo:background-color="#54823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1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 style:data-style-name="N1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3" style:family="table-cell" style:parent-style-name="Default" style:data-style-name="N144">
      <style:table-cell-properties fo:background-color="#54823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44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144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fo:background-color="#2e75b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bdd7e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2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fo:background-color="transparent" style:rotation-align="none"/>
    </style:style>
    <style:style style:name="ce57" style:family="table-cell" style:parent-style-name="Default">
      <style:table-cell-properties style:diagonal-bl-tr="none" style:diagonal-tl-br="none" fo:border="none" style:rotation-align="none"/>
    </style:style>
    <style:style style:name="ce58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9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6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1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62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00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ot Tracking 202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01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Plot Information</text:p>
          </table:table-cell>
          <table:covered-table-cell table:number-columns-repeated="6" table:style-name="ce9"/>
          <table:covered-table-cell table:style-name="ce12"/>
          <table:table-cell table:style-name="ce13" office:value-type="string" calcext:value-type="string" table:number-columns-spanned="2" table:number-rows-spanned="1">
            <text:p>Populate these fields if plot was REJECTED</text:p>
          </table:table-cell>
          <table:covered-table-cell table:style-name="ce15"/>
          <table:table-cell table:style-name="ce17" office:value-type="string" calcext:value-type="string" table:number-columns-spanned="11" table:number-rows-spanned="1">
            <text:p>Populate these fields if plot was SAMPLED.</text:p>
          </table:table-cell>
          <table:covered-table-cell table:number-columns-repeated="10" table:style-name="ce17"/>
          <table:table-cell table:style-name="ce28"/>
          <table:table-cell table:style-name="ce29" office:value-type="string" calcext:value-type="string">
            <text:p>Extra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Plot ID</text:p>
          </table:table-cell>
          <table:table-cell table:style-name="ce10" office:value-type="string" calcext:value-type="string">
            <text:p>Panel</text:p>
          </table:table-cell>
          <table:table-cell table:style-name="ce10" office:value-type="string" calcext:value-type="string">
            <text:p>Plot Status</text:p>
          </table:table-cell>
          <table:table-cell table:style-name="ce10" office:value-type="string" calcext:value-type="string">
            <text:p>Administrative State</text:p>
          </table:table-cell>
          <table:table-cell table:style-name="ce10" office:value-type="string" calcext:value-type="string">
            <text:p>Project Office</text:p>
          </table:table-cell>
          <table:table-cell table:style-name="ce10" office:value-type="string" calcext:value-type="string">
            <text:p>Design Stratum</text:p>
          </table:table-cell>
          <table:table-cell table:style-name="ce11" office:value-type="string" calcext:value-type="string">
            <text:p>Project Contact Name</text:p>
          </table:table-cell>
          <table:table-cell table:style-name="ce10" office:value-type="string" calcext:value-type="string">
            <text:p>Comments</text:p>
          </table:table-cell>
          <table:table-cell table:style-name="ce14" office:value-type="string" calcext:value-type="string">
            <text:p>Rejection Reason</text:p>
          </table:table-cell>
          <table:table-cell table:style-name="ce16" office:value-type="string" calcext:value-type="string">
            <text:p>Rejection Criteria Comments</text:p>
          </table:table-cell>
          <table:table-cell table:style-name="ce18" office:value-type="string" calcext:value-type="string">
            <text:p>Actual Stratum</text:p>
          </table:table-cell>
          <table:table-cell table:style-name="ce18" office:value-type="string" calcext:value-type="string">
            <text:p>Project</text:p>
          </table:table-cell>
          <table:table-cell table:style-name="ce18" office:value-type="string" calcext:value-type="string">
            <text:p>Random or Targeted</text:p>
          </table:table-cell>
          <table:table-cell table:style-name="ce18" office:value-type="string" calcext:value-type="string">
            <text:p>Revisit</text:p>
          </table:table-cell>
          <table:table-cell table:style-name="ce18" office:value-type="string" calcext:value-type="string">
            <text:p>Original Plot ID If Revisit</text:p>
          </table:table-cell>
          <table:table-cell table:style-name="ce18" office:value-type="string" calcext:value-type="string">
            <text:p>Date Originally Visited If Revisit</text:p>
          </table:table-cell>
          <table:table-cell table:style-name="ce18" office:value-type="string" calcext:value-type="string">
            <text:p>Moved</text:p>
          </table:table-cell>
          <table:table-cell table:style-name="ce19" office:value-type="string" calcext:value-type="string">
            <text:p>Move Comments</text:p>
          </table:table-cell>
          <table:table-cell table:style-name="ce18" office:value-type="string" calcext:value-type="string">
            <text:p>Date Visited</text:p>
          </table:table-cell>
          <table:table-cell table:style-name="ce20" office:value-type="string" calcext:value-type="string">
            <text:p>Actual Latitude</text:p>
          </table:table-cell>
          <table:table-cell table:style-name="ce26" office:value-type="string" calcext:value-type="string">
            <text:p>Actual Longitude</text:p>
          </table:table-cell>
          <table:table-cell table:style-name="ce18" office:value-type="string" calcext:value-type="string">
            <text:p>Ecological Site</text:p>
          </table:table-cell>
          <table:table-cell table:style-name="ce30" office:value-type="string" calcext:value-type="string">
            <text:p>Any additonal Notes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>
            <text:p>AS-012</text:p>
          </table:table-cell>
          <table:table-cell table:style-name="ce4" office:value-type="string" calcext:value-type="string">
            <text:p>OverSample 2020</text:p>
          </table:table-cell>
          <table:table-cell table:style-name="ce4" table:number-columns-repeated="17"/>
          <table:table-cell table:style-name="ce21" office:value-type="float" office:value="38.54463" calcext:value-type="float">
            <text:p>38.54463</text:p>
          </table:table-cell>
          <table:table-cell table:style-name="ce21" office:value-type="float" office:value="-107.463081" calcext:value-type="float">
            <text:p>-107.463081</text:p>
          </table:table-cell>
          <table:table-cell table:style-name="ce4"/>
          <table:table-cell table:style-name="ce4" office:value-type="string" calcext:value-type="string">
            <text:p>Decide if worth sampling</text:p>
          </table:table-cell>
          <table:table-cell table:style-name="ce4" table:number-columns-repeated="1001"/>
        </table:table-row>
        <table:table-row table:style-name="ro3">
          <table:table-cell table:style-name="ce5" office:value-type="string" calcext:value-type="string">
            <text:p>AS-013</text:p>
          </table:table-cell>
          <table:table-cell table:style-name="ce5" office:value-type="string" calcext:value-type="string">
            <text:p>OverSample2020</text:p>
          </table:table-cell>
          <table:table-cell table:style-name="ce5" table:number-columns-repeated="17"/>
          <table:table-cell table:style-name="ce22" office:value-type="float" office:value="38.002549" calcext:value-type="float">
            <text:p>38.002549</text:p>
          </table:table-cell>
          <table:table-cell table:style-name="ce22" office:value-type="float" office:value="-108.190263" calcext:value-type="float">
            <text:p>-108.190263</text:p>
          </table:table-cell>
          <table:table-cell table:style-name="ce5"/>
          <table:table-cell table:style-name="ce5" office:value-type="string" calcext:value-type="string">
            <text:p>Decide if worth sampling</text:p>
          </table:table-cell>
          <table:table-cell table:style-name="ce5" table:number-columns-repeated="1001"/>
        </table:table-row>
        <table:table-row table:style-name="ro3">
          <table:table-cell table:style-name="ce6" office:value-type="string" calcext:value-type="string">
            <text:p>AS-014</text:p>
          </table:table-cell>
          <table:table-cell table:style-name="ce6" office:value-type="string" calcext:value-type="string">
            <text:p>Reject</text:p>
          </table:table-cell>
          <table:table-cell table:style-name="ce6" table:number-columns-repeated="17"/>
          <table:table-cell table:style-name="ce23" table:number-columns-repeated="2"/>
          <table:table-cell table:style-name="ce6"/>
          <table:table-cell table:style-name="ce6" office:value-type="string" calcext:value-type="string">
            <text:p>Reject Slope</text:p>
          </table:table-cell>
          <table:table-cell table:style-name="ce6" table:number-columns-repeated="1001"/>
        </table:table-row>
        <table:table-row table:style-name="ro3">
          <table:table-cell table:style-name="ce6" office:value-type="string" calcext:value-type="string">
            <text:p>AS-015</text:p>
          </table:table-cell>
          <table:table-cell table:style-name="ce6" office:value-type="string" calcext:value-type="string">
            <text:p>Reject</text:p>
          </table:table-cell>
          <table:table-cell table:style-name="ce6" table:number-columns-repeated="17"/>
          <table:table-cell table:style-name="ce23" table:number-columns-repeated="2"/>
          <table:table-cell table:style-name="ce6"/>
          <table:table-cell table:style-name="ce6" office:value-type="string" calcext:value-type="string">
            <text:p>Reject Slope</text:p>
          </table:table-cell>
          <table:table-cell table:style-name="ce6" table:number-columns-repeated="1001"/>
        </table:table-row>
        <table:table-row table:style-name="ro3">
          <table:table-cell table:style-name="ce5" office:value-type="string" calcext:value-type="string">
            <text:p>AS-016</text:p>
          </table:table-cell>
          <table:table-cell table:style-name="ce5" office:value-type="string" calcext:value-type="string">
            <text:p>OverSample2021</text:p>
          </table:table-cell>
          <table:table-cell table:style-name="ce5" table:number-columns-repeated="17"/>
          <table:table-cell table:style-name="ce22" office:value-type="float" office:value="38.287145" calcext:value-type="float">
            <text:p>38.287145</text:p>
          </table:table-cell>
          <table:table-cell table:style-name="ce22" office:value-type="float" office:value="-107.605527" calcext:value-type="float">
            <text:p>-107.605527</text:p>
          </table:table-cell>
          <table:table-cell table:style-name="ce5"/>
          <table:table-cell table:style-name="ce5" office:value-type="string" calcext:value-type="string">
            <text:p>Decide if worth sampling</text:p>
          </table:table-cell>
          <table:table-cell table:style-name="ce5" table:number-columns-repeated="1001"/>
        </table:table-row>
        <table:table-row table:style-name="ro3">
          <table:table-cell table:style-name="ce5" office:value-type="string" calcext:value-type="string">
            <text:p>AS-017</text:p>
          </table:table-cell>
          <table:table-cell table:style-name="ce5" office:value-type="string" calcext:value-type="string">
            <text:p>OverSample2021</text:p>
          </table:table-cell>
          <table:table-cell table:style-name="ce5" table:number-columns-repeated="17"/>
          <table:table-cell table:style-name="ce22" office:value-type="float" office:value="38.014639" calcext:value-type="float">
            <text:p>38.014639</text:p>
          </table:table-cell>
          <table:table-cell table:style-name="ce22" office:value-type="float" office:value="-108.209027" calcext:value-type="float">
            <text:p>-108.209027</text:p>
          </table:table-cell>
          <table:table-cell table:style-name="ce5"/>
          <table:table-cell table:style-name="ce5" office:value-type="string" calcext:value-type="string">
            <text:p>Decide if worth sampling</text:p>
          </table:table-cell>
          <table:table-cell table:style-name="ce5" table:number-columns-repeated="1001"/>
        </table:table-row>
        <table:table-row table:style-name="ro3">
          <table:table-cell table:style-name="ce6" office:value-type="string" calcext:value-type="string">
            <text:p>AS-018</text:p>
          </table:table-cell>
          <table:table-cell table:style-name="ce6" office:value-type="string" calcext:value-type="string">
            <text:p>Reject</text:p>
          </table:table-cell>
          <table:table-cell table:style-name="ce6" table:number-columns-repeated="17"/>
          <table:table-cell table:style-name="ce23" table:number-columns-repeated="2"/>
          <table:table-cell table:style-name="ce6"/>
          <table:table-cell table:style-name="ce6" office:value-type="string" calcext:value-type="string">
            <text:p>Reject Slope</text:p>
          </table:table-cell>
          <table:table-cell table:style-name="ce6" table:number-columns-repeated="1001"/>
        </table:table-row>
        <table:table-row table:style-name="ro3">
          <table:table-cell table:style-name="ce6" office:value-type="string" calcext:value-type="string">
            <text:p>AS-019</text:p>
          </table:table-cell>
          <table:table-cell table:style-name="ce6" office:value-type="string" calcext:value-type="string">
            <text:p>Reject</text:p>
          </table:table-cell>
          <table:table-cell table:style-name="ce6" table:number-columns-repeated="17"/>
          <table:table-cell table:style-name="ce23" table:number-columns-repeated="2"/>
          <table:table-cell table:style-name="ce6"/>
          <table:table-cell table:style-name="ce6" office:value-type="string" calcext:value-type="string">
            <text:p>Reject Slope</text:p>
          </table:table-cell>
          <table:table-cell table:style-name="ce6" table:number-columns-repeated="1001"/>
        </table:table-row>
        <table:table-row table:style-name="ro3">
          <table:table-cell table:style-name="ce5" office:value-type="string" calcext:value-type="string">
            <text:p>AS-020</text:p>
          </table:table-cell>
          <table:table-cell table:style-name="ce5" office:value-type="string" calcext:value-type="string">
            <text:p>OverSample2022</text:p>
          </table:table-cell>
          <table:table-cell table:style-name="ce5" table:number-columns-repeated="17"/>
          <table:table-cell table:style-name="ce22" office:value-type="float" office:value="38.894106" calcext:value-type="float">
            <text:p>38.894106</text:p>
          </table:table-cell>
          <table:table-cell table:style-name="ce22" office:value-type="float" office:value="-107.76118" calcext:value-type="float">
            <text:p>-107.76118</text:p>
          </table:table-cell>
          <table:table-cell table:style-name="ce5"/>
          <table:table-cell table:style-name="ce5" office:value-type="string" calcext:value-type="string">
            <text:p>Decide if worth sampling</text:p>
          </table:table-cell>
          <table:table-cell table:style-name="ce5" table:number-columns-repeated="1001"/>
        </table:table-row>
        <table:table-row table:style-name="ro3">
          <table:table-cell table:style-name="ce4" office:value-type="string" calcext:value-type="string">
            <text:p>GR-025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table:number-columns-repeated="17"/>
          <table:table-cell table:style-name="ce21" office:value-type="float" office:value="38.407562" calcext:value-type="float">
            <text:p>38.407562</text:p>
          </table:table-cell>
          <table:table-cell table:style-name="ce21" office:value-type="float" office:value="-108.652219" calcext:value-type="float">
            <text:p>-108.652219</text:p>
          </table:table-cell>
          <table:table-cell table:style-name="ce4" table:number-columns-repeated="1003"/>
        </table:table-row>
        <table:table-row table:style-name="ro3">
          <table:table-cell table:style-name="ce5" office:value-type="string" calcext:value-type="string">
            <text:p>GR-026</text:p>
          </table:table-cell>
          <table:table-cell table:style-name="ce5" office:value-type="string" calcext:value-type="string">
            <text:p>OverSample2018</text:p>
          </table:table-cell>
          <table:table-cell table:style-name="ce5" table:number-columns-repeated="17"/>
          <table:table-cell table:style-name="ce22" office:value-type="float" office:value="38.440317" calcext:value-type="float">
            <text:p>38.440317</text:p>
          </table:table-cell>
          <table:table-cell table:style-name="ce22" office:value-type="float" office:value="-108.700075" calcext:value-type="float">
            <text:p>-108.700075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GR-027</text:p>
          </table:table-cell>
          <table:table-cell table:style-name="ce5" office:value-type="string" calcext:value-type="string">
            <text:p>OverSample2018</text:p>
          </table:table-cell>
          <table:table-cell table:style-name="ce5" table:number-columns-repeated="17"/>
          <table:table-cell table:style-name="ce22" office:value-type="float" office:value="38.275184" calcext:value-type="float">
            <text:p>38.275184</text:p>
          </table:table-cell>
          <table:table-cell table:style-name="ce22" office:value-type="float" office:value="-108.983816" calcext:value-type="float">
            <text:p>-108.983816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GR-028</text:p>
          </table:table-cell>
          <table:table-cell table:style-name="ce5" office:value-type="string" calcext:value-type="string">
            <text:p>OverSample2018</text:p>
          </table:table-cell>
          <table:table-cell table:style-name="ce5" table:number-columns-repeated="17"/>
          <table:table-cell table:style-name="ce22" office:value-type="float" office:value="38.823564" calcext:value-type="float">
            <text:p>38.823564</text:p>
          </table:table-cell>
          <table:table-cell table:style-name="ce22" office:value-type="float" office:value="-108.304941" calcext:value-type="float">
            <text:p>-108.304941</text:p>
          </table:table-cell>
          <table:table-cell table:style-name="ce5" table:number-columns-repeated="1003"/>
        </table:table-row>
        <table:table-row table:style-name="ro3">
          <table:table-cell table:style-name="ce4" office:value-type="string" calcext:value-type="string">
            <text:p>OT-117</text:p>
          </table:table-cell>
          <table:table-cell table:style-name="ce4" office:value-type="string" calcext:value-type="string">
            <text:p>OverSample 2018</text:p>
          </table:table-cell>
          <table:table-cell table:style-name="ce4" table:number-columns-repeated="17"/>
          <table:table-cell table:style-name="ce21" office:value-type="float" office:value="38.247484" calcext:value-type="float">
            <text:p>38.247484</text:p>
          </table:table-cell>
          <table:table-cell table:style-name="ce21" office:value-type="float" office:value="-108.716718" calcext:value-type="float">
            <text:p>-108.716718</text:p>
          </table:table-cell>
          <table:table-cell table:style-name="ce4" table:number-columns-repeated="1003"/>
        </table:table-row>
        <table:table-row table:style-name="ro3">
          <table:table-cell table:style-name="ce5" office:value-type="string" calcext:value-type="string">
            <text:p>OT-118</text:p>
          </table:table-cell>
          <table:table-cell table:style-name="ce5" office:value-type="string" calcext:value-type="string">
            <text:p>OverSample 2018</text:p>
          </table:table-cell>
          <table:table-cell table:style-name="ce5" table:number-columns-repeated="17"/>
          <table:table-cell table:style-name="ce22" office:value-type="float" office:value="38.526401" calcext:value-type="float">
            <text:p>38.526401</text:p>
          </table:table-cell>
          <table:table-cell table:style-name="ce22" office:value-type="float" office:value="-107.841974" calcext:value-type="float">
            <text:p>-107.841974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OT-119</text:p>
          </table:table-cell>
          <table:table-cell table:style-name="ce5" office:value-type="string" calcext:value-type="string">
            <text:p>OverSample 2019</text:p>
          </table:table-cell>
          <table:table-cell table:style-name="ce5" table:number-columns-repeated="17"/>
          <table:table-cell table:style-name="ce22" office:value-type="float" office:value="38.695429" calcext:value-type="float">
            <text:p>38.695429</text:p>
          </table:table-cell>
          <table:table-cell table:style-name="ce22" office:value-type="float" office:value="-108.457755" calcext:value-type="float">
            <text:p>-108.457755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OT-120</text:p>
          </table:table-cell>
          <table:table-cell table:style-name="ce5" office:value-type="string" calcext:value-type="string">
            <text:p>OverSample 2019</text:p>
          </table:table-cell>
          <table:table-cell table:style-name="ce5" table:number-columns-repeated="17"/>
          <table:table-cell table:style-name="ce22" office:value-type="float" office:value="38.682319" calcext:value-type="float">
            <text:p>38.682319</text:p>
          </table:table-cell>
          <table:table-cell table:style-name="ce27" office:value-type="float" office:value="-108.320024" calcext:value-type="float">
            <text:p>-108.320024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OT-121</text:p>
          </table:table-cell>
          <table:table-cell table:style-name="ce5" office:value-type="string" calcext:value-type="string">
            <text:p>OverSample 2019</text:p>
          </table:table-cell>
          <table:table-cell table:style-name="ce5" table:number-columns-repeated="17"/>
          <table:table-cell table:style-name="ce22" office:value-type="float" office:value="38.401541" calcext:value-type="float">
            <text:p>38.401541</text:p>
          </table:table-cell>
          <table:table-cell table:style-name="ce22" office:value-type="float" office:value="-108.92495" calcext:value-type="float">
            <text:p>-108.92495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OT-122</text:p>
          </table:table-cell>
          <table:table-cell table:style-name="ce5" office:value-type="string" calcext:value-type="string">
            <text:p>OverSample 2020</text:p>
          </table:table-cell>
          <table:table-cell table:style-name="ce5" table:number-columns-repeated="17"/>
          <table:table-cell table:style-name="ce22" office:value-type="float" office:value="38.556978" calcext:value-type="float">
            <text:p>38.556978</text:p>
          </table:table-cell>
          <table:table-cell table:style-name="ce22" office:value-type="float" office:value="-107.839792" calcext:value-type="float">
            <text:p>-107.839792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OT-123</text:p>
          </table:table-cell>
          <table:table-cell table:style-name="ce5" office:value-type="string" calcext:value-type="string">
            <text:p>OverSample 2020</text:p>
          </table:table-cell>
          <table:table-cell table:style-name="ce5" table:number-columns-repeated="17"/>
          <table:table-cell table:style-name="ce22" office:value-type="float" office:value="38.66486" calcext:value-type="float">
            <text:p>38.66486</text:p>
          </table:table-cell>
          <table:table-cell table:style-name="ce22" office:value-type="float" office:value="-108.372369" calcext:value-type="float">
            <text:p>-108.372369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OT-124</text:p>
          </table:table-cell>
          <table:table-cell table:style-name="ce5" office:value-type="string" calcext:value-type="string">
            <text:p>OverSample 2020</text:p>
          </table:table-cell>
          <table:table-cell table:style-name="ce5" table:number-columns-repeated="17"/>
          <table:table-cell table:style-name="ce22" office:value-type="float" office:value="38.294985" calcext:value-type="float">
            <text:p>38.294985</text:p>
          </table:table-cell>
          <table:table-cell table:style-name="ce22" office:value-type="float" office:value="-108.909085" calcext:value-type="float">
            <text:p>-108.909085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OT-125</text:p>
          </table:table-cell>
          <table:table-cell table:style-name="ce5" office:value-type="string" calcext:value-type="string">
            <text:p>OverSample 2021</text:p>
          </table:table-cell>
          <table:table-cell table:style-name="ce5" table:number-columns-repeated="17"/>
          <table:table-cell table:style-name="ce22" office:value-type="float" office:value="38.409131" calcext:value-type="float">
            <text:p>38.409131</text:p>
          </table:table-cell>
          <table:table-cell table:style-name="ce22" office:value-type="float" office:value="-108.846424" calcext:value-type="float">
            <text:p>-108.846424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OT-126</text:p>
          </table:table-cell>
          <table:table-cell table:style-name="ce5" office:value-type="string" calcext:value-type="string">
            <text:p>OverSample 2021</text:p>
          </table:table-cell>
          <table:table-cell table:style-name="ce5" table:number-columns-repeated="17"/>
          <table:table-cell table:style-name="ce22" office:value-type="float" office:value="38.44739" calcext:value-type="float">
            <text:p>38.44739</text:p>
          </table:table-cell>
          <table:table-cell table:style-name="ce22" office:value-type="float" office:value="-107.775565" calcext:value-type="float">
            <text:p>-107.775565</text:p>
          </table:table-cell>
          <table:table-cell table:style-name="ce5" table:number-columns-repeated="1003"/>
        </table:table-row>
        <table:table-row table:style-name="ro3">
          <table:table-cell table:style-name="ce4" office:value-type="string" calcext:value-type="string">
            <text:p>PJ-155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table:number-columns-repeated="17"/>
          <table:table-cell table:style-name="ce21" office:value-type="float" office:value="38.881562" calcext:value-type="float">
            <text:p>38.881562</text:p>
          </table:table-cell>
          <table:table-cell table:style-name="ce21" office:value-type="float" office:value="-107.684102" calcext:value-type="float">
            <text:p>-107.684102</text:p>
          </table:table-cell>
          <table:table-cell table:style-name="ce4" table:number-columns-repeated="1003"/>
        </table:table-row>
        <table:table-row table:style-name="ro3">
          <table:table-cell table:style-name="ce4" office:value-type="string" calcext:value-type="string">
            <text:p>PJ-158</text:p>
          </table:table-cell>
          <table:table-cell table:style-name="ce4" office:value-type="string" calcext:value-type="string">
            <text:p>Oversample 2018</text:p>
          </table:table-cell>
          <table:table-cell table:style-name="ce4" table:number-columns-repeated="17"/>
          <table:table-cell table:style-name="ce21" office:value-type="float" office:value="38.594999" calcext:value-type="float">
            <text:p>38.594999</text:p>
          </table:table-cell>
          <table:table-cell table:style-name="ce21" office:value-type="float" office:value="-108.326579" calcext:value-type="float">
            <text:p>-108.326579</text:p>
          </table:table-cell>
          <table:table-cell table:style-name="ce4" table:number-columns-repeated="1003"/>
        </table:table-row>
        <table:table-row table:style-name="ro3">
          <table:table-cell table:style-name="ce4" office:value-type="string" calcext:value-type="string">
            <text:p>PJ-159</text:p>
          </table:table-cell>
          <table:table-cell table:style-name="ce4" office:value-type="string" calcext:value-type="string">
            <text:p>Oversample 2019</text:p>
          </table:table-cell>
          <table:table-cell table:style-name="ce4" table:number-columns-repeated="17"/>
          <table:table-cell table:style-name="ce21" office:value-type="float" office:value="38.27956" calcext:value-type="float">
            <text:p>38.27956</text:p>
          </table:table-cell>
          <table:table-cell table:style-name="ce21" office:value-type="float" office:value="-107.729931" calcext:value-type="float">
            <text:p>-107.729931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PJ-160</text:p>
          </table:table-cell>
          <table:table-cell table:style-name="ce7" office:value-type="string" calcext:value-type="string">
            <text:p>Oversample 2019</text:p>
          </table:table-cell>
          <table:table-cell table:style-name="ce4" table:number-columns-repeated="17"/>
          <table:table-cell table:style-name="ce24" office:value-type="float" office:value="38.380095" calcext:value-type="float">
            <text:p>38.380095</text:p>
          </table:table-cell>
          <table:table-cell table:style-name="ce24" office:value-type="float" office:value="-108.821902" calcext:value-type="float">
            <text:p>-108.821902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PJ-161</text:p>
          </table:table-cell>
          <table:table-cell table:style-name="ce7" office:value-type="string" calcext:value-type="string">
            <text:p>Oversample 2019</text:p>
          </table:table-cell>
          <table:table-cell table:style-name="ce4" table:number-columns-repeated="17"/>
          <table:table-cell table:style-name="ce21" office:value-type="float" office:value="38.216196" calcext:value-type="float">
            <text:p>38.216196</text:p>
          </table:table-cell>
          <table:table-cell table:style-name="ce21" office:value-type="float" office:value="-108.843548" calcext:value-type="float">
            <text:p>-108.843548</text:p>
          </table:table-cell>
          <table:table-cell table:style-name="ce4" table:number-columns-repeated="1003"/>
        </table:table-row>
        <table:table-row table:style-name="ro3">
          <table:table-cell table:style-name="ce8" office:value-type="string" calcext:value-type="string">
            <text:p>PJ-162</text:p>
          </table:table-cell>
          <table:table-cell table:style-name="ce8" office:value-type="string" calcext:value-type="string">
            <text:p>Oversample 2020</text:p>
          </table:table-cell>
          <table:table-cell table:style-name="ce5" table:number-columns-repeated="17"/>
          <table:table-cell table:style-name="ce22" office:value-type="float" office:value="38.562017" calcext:value-type="float">
            <text:p>38.562017</text:p>
          </table:table-cell>
          <table:table-cell table:style-name="ce22" office:value-type="float" office:value="-108.255481" calcext:value-type="float">
            <text:p>-108.255481</text:p>
          </table:table-cell>
          <table:table-cell table:style-name="ce5" table:number-columns-repeated="1003"/>
        </table:table-row>
        <table:table-row table:style-name="ro3">
          <table:table-cell table:style-name="ce8" office:value-type="string" calcext:value-type="string">
            <text:p>PJ-163</text:p>
          </table:table-cell>
          <table:table-cell table:style-name="ce8" office:value-type="string" calcext:value-type="string">
            <text:p>Oversample 2020</text:p>
          </table:table-cell>
          <table:table-cell table:style-name="ce5" table:number-columns-repeated="17"/>
          <table:table-cell table:style-name="ce22" office:value-type="float" office:value="38.890193" calcext:value-type="float">
            <text:p>38.890193</text:p>
          </table:table-cell>
          <table:table-cell table:style-name="ce22" office:value-type="float" office:value="-107.830671" calcext:value-type="float">
            <text:p>-107.830671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PJ-164</text:p>
          </table:table-cell>
          <table:table-cell table:style-name="ce8" office:value-type="string" calcext:value-type="string">
            <text:p>Oversample 2020</text:p>
          </table:table-cell>
          <table:table-cell table:style-name="ce5" table:number-columns-repeated="17"/>
          <table:table-cell table:style-name="ce22" office:value-type="float" office:value="38.407282" calcext:value-type="float">
            <text:p>38.407282</text:p>
          </table:table-cell>
          <table:table-cell table:style-name="ce22" office:value-type="float" office:value="-108.948949" calcext:value-type="float">
            <text:p>-108.948949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PJ-165</text:p>
          </table:table-cell>
          <table:table-cell table:style-name="ce5" office:value-type="string" calcext:value-type="string">
            <text:p>Oversample 2021</text:p>
          </table:table-cell>
          <table:table-cell table:style-name="ce5" table:number-columns-repeated="17"/>
          <table:table-cell table:style-name="ce22" office:value-type="float" office:value="38.439375" calcext:value-type="float">
            <text:p>38.439375</text:p>
          </table:table-cell>
          <table:table-cell table:style-name="ce22" office:value-type="float" office:value="-108.691779" calcext:value-type="float">
            <text:p>-108.691779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PJ-166</text:p>
          </table:table-cell>
          <table:table-cell table:style-name="ce5" office:value-type="string" calcext:value-type="string">
            <text:p>Oversample 2021</text:p>
          </table:table-cell>
          <table:table-cell table:style-name="ce5" table:number-columns-repeated="17"/>
          <table:table-cell table:style-name="ce22" office:value-type="float" office:value="38.683439" calcext:value-type="float">
            <text:p>38.683439</text:p>
          </table:table-cell>
          <table:table-cell table:style-name="ce22" office:value-type="float" office:value="-108.291681" calcext:value-type="float">
            <text:p>-108.291681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PJ-167</text:p>
          </table:table-cell>
          <table:table-cell table:style-name="ce5" office:value-type="string" calcext:value-type="string">
            <text:p>Oversample 2021</text:p>
          </table:table-cell>
          <table:table-cell table:style-name="ce5" table:number-columns-repeated="17"/>
          <table:table-cell table:style-name="ce22" office:value-type="float" office:value="38.422991" calcext:value-type="float">
            <text:p>38.422991</text:p>
          </table:table-cell>
          <table:table-cell table:style-name="ce22" office:value-type="float" office:value="-108.005397" calcext:value-type="float">
            <text:p>-108.005397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PJ-168</text:p>
          </table:table-cell>
          <table:table-cell table:style-name="ce5" office:value-type="string" calcext:value-type="string">
            <text:p>Oversample 2022</text:p>
          </table:table-cell>
          <table:table-cell table:style-name="ce5" table:number-columns-repeated="17"/>
          <table:table-cell table:style-name="ce22" office:value-type="float" office:value="38.239586" calcext:value-type="float">
            <text:p>38.239586</text:p>
          </table:table-cell>
          <table:table-cell table:style-name="ce22" office:value-type="float" office:value="-108.679437" calcext:value-type="float">
            <text:p>-108.679437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PJ-169</text:p>
          </table:table-cell>
          <table:table-cell table:style-name="ce5" office:value-type="string" calcext:value-type="string">
            <text:p>Oversample 2022</text:p>
          </table:table-cell>
          <table:table-cell table:style-name="ce5" table:number-columns-repeated="17"/>
          <table:table-cell table:style-name="ce22" office:value-type="float" office:value="38.107853" calcext:value-type="float">
            <text:p>38.107853</text:p>
          </table:table-cell>
          <table:table-cell table:style-name="ce22" office:value-type="float" office:value="-108.331351" calcext:value-type="float">
            <text:p>-108.331351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PJ-170</text:p>
          </table:table-cell>
          <table:table-cell table:style-name="ce5" office:value-type="string" calcext:value-type="string">
            <text:p>Oversample 2022</text:p>
          </table:table-cell>
          <table:table-cell table:style-name="ce5" table:number-columns-repeated="17"/>
          <table:table-cell table:style-name="ce22" office:value-type="float" office:value="38.350063" calcext:value-type="float">
            <text:p>38.350063</text:p>
          </table:table-cell>
          <table:table-cell table:style-name="ce22" office:value-type="float" office:value="-109.009443" calcext:value-type="float">
            <text:p>-109.009443</text:p>
          </table:table-cell>
          <table:table-cell table:style-name="ce5" table:number-columns-repeated="1003"/>
        </table:table-row>
        <table:table-row table:style-name="ro3">
          <table:table-cell table:style-name="ce7" office:value-type="string" calcext:value-type="string">
            <text:p>PP-176 </text:p>
          </table:table-cell>
          <table:table-cell table:style-name="ce7" office:value-type="string" calcext:value-type="string">
            <text:p>Oversample 2018</text:p>
          </table:table-cell>
          <table:table-cell table:style-name="ce7"/>
          <table:table-cell table:style-name="ce4" table:number-columns-repeated="16"/>
          <table:table-cell table:style-name="ce25" office:value-type="float" office:value="38.479305" calcext:value-type="float">
            <text:p>38.479305</text:p>
          </table:table-cell>
          <table:table-cell table:style-name="ce25" office:value-type="float" office:value="-108.14641" calcext:value-type="float">
            <text:p>-108.14641</text:p>
          </table:table-cell>
          <table:table-cell table:style-name="ce4" table:number-columns-repeated="1003"/>
        </table:table-row>
        <table:table-row table:style-name="ro3">
          <table:table-cell table:style-name="ce8" office:value-type="string" calcext:value-type="string">
            <text:p>PP-177</text:p>
          </table:table-cell>
          <table:table-cell table:style-name="ce8" office:value-type="string" calcext:value-type="string">
            <text:p>Oversample 2018</text:p>
          </table:table-cell>
          <table:table-cell table:style-name="ce8"/>
          <table:table-cell table:style-name="ce5" table:number-columns-repeated="16"/>
          <table:table-cell table:style-name="ce22" office:value-type="float" office:value="38.902257" calcext:value-type="float">
            <text:p>38.902257</text:p>
          </table:table-cell>
          <table:table-cell table:style-name="ce22" office:value-type="float" office:value="-108.042896" calcext:value-type="float">
            <text:p>-108.042896</text:p>
          </table:table-cell>
          <table:table-cell table:style-name="ce5" table:number-columns-repeated="1003"/>
        </table:table-row>
        <table:table-row table:style-name="ro3">
          <table:table-cell table:style-name="ce8" office:value-type="string" calcext:value-type="string">
            <text:p>PP-178</text:p>
          </table:table-cell>
          <table:table-cell table:style-name="ce8" office:value-type="string" calcext:value-type="string">
            <text:p>Oversample 2019</text:p>
          </table:table-cell>
          <table:table-cell table:style-name="ce8"/>
          <table:table-cell table:style-name="ce5" table:number-columns-repeated="16"/>
          <table:table-cell table:style-name="ce22" office:value-type="float" office:value="38.046647" calcext:value-type="float">
            <text:p>38.046647</text:p>
          </table:table-cell>
          <table:table-cell table:style-name="ce22" office:value-type="float" office:value="-108.098681" calcext:value-type="float">
            <text:p>-108.098681</text:p>
          </table:table-cell>
          <table:table-cell table:style-name="ce5" table:number-columns-repeated="1003"/>
        </table:table-row>
        <table:table-row table:style-name="ro3">
          <table:table-cell table:style-name="ce8" office:value-type="string" calcext:value-type="string">
            <text:p>PP-179</text:p>
          </table:table-cell>
          <table:table-cell table:style-name="ce8" office:value-type="string" calcext:value-type="string">
            <text:p>Oversample 2019</text:p>
          </table:table-cell>
          <table:table-cell table:style-name="ce8"/>
          <table:table-cell table:style-name="ce5" table:number-columns-repeated="16"/>
          <table:table-cell table:style-name="ce22" office:value-type="float" office:value="38.857399" calcext:value-type="float">
            <text:p>38.857399</text:p>
          </table:table-cell>
          <table:table-cell table:style-name="ce22" office:value-type="float" office:value="-108.124899" calcext:value-type="float">
            <text:p>-108.124899</text:p>
          </table:table-cell>
          <table:table-cell table:style-name="ce5" table:number-columns-repeated="1003"/>
        </table:table-row>
        <table:table-row table:style-name="ro3">
          <table:table-cell table:style-name="ce7" office:value-type="string" calcext:value-type="string">
            <text:p>RI-205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table:number-columns-repeated="17"/>
          <table:table-cell table:style-name="ce21" office:value-type="float" office:value="38.769987" calcext:value-type="float">
            <text:p>38.769987</text:p>
          </table:table-cell>
          <table:table-cell table:style-name="ce21" office:value-type="float" office:value="-107.899579" calcext:value-type="float">
            <text:p>-107.899579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RI-209</text:p>
          </table:table-cell>
          <table:table-cell table:style-name="ce7" office:value-type="string" calcext:value-type="string">
            <text:p>Oversample 2019</text:p>
          </table:table-cell>
          <table:table-cell table:style-name="ce5"/>
          <table:table-cell table:style-name="ce4" table:number-columns-repeated="16"/>
          <table:table-cell table:style-name="ce21" office:value-type="float" office:value="38.180379" calcext:value-type="float">
            <text:p>38.180379</text:p>
          </table:table-cell>
          <table:table-cell table:style-name="ce21" office:value-type="float" office:value="-108.468048" calcext:value-type="float">
            <text:p>-108.468048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RI-210</text:p>
          </table:table-cell>
          <table:table-cell table:style-name="ce7" office:value-type="string" calcext:value-type="string">
            <text:p>Oversample 2019</text:p>
          </table:table-cell>
          <table:table-cell table:style-name="ce4" table:number-columns-repeated="17"/>
          <table:table-cell table:style-name="ce21" office:value-type="float" office:value="38.507712" calcext:value-type="float">
            <text:p>38.507712</text:p>
          </table:table-cell>
          <table:table-cell table:style-name="ce21" office:value-type="float" office:value="-107.807742" calcext:value-type="float">
            <text:p>-107.807742</text:p>
          </table:table-cell>
          <table:table-cell table:style-name="ce4" table:number-columns-repeated="1003"/>
        </table:table-row>
        <table:table-row table:style-name="ro3">
          <table:table-cell table:style-name="ce8" office:value-type="string" calcext:value-type="string">
            <text:p>RI-211</text:p>
          </table:table-cell>
          <table:table-cell table:style-name="ce8" office:value-type="string" calcext:value-type="string">
            <text:p>Oversample 2019</text:p>
          </table:table-cell>
          <table:table-cell table:style-name="ce5" table:number-columns-repeated="17"/>
          <table:table-cell table:style-name="ce22" office:value-type="float" office:value="38.40912" calcext:value-type="float">
            <text:p>38.40912</text:p>
          </table:table-cell>
          <table:table-cell table:style-name="ce22" office:value-type="float" office:value="-108.818368" calcext:value-type="float">
            <text:p>-108.818368</text:p>
          </table:table-cell>
          <table:table-cell table:style-name="ce5" table:number-columns-repeated="1003"/>
        </table:table-row>
        <table:table-row table:style-name="ro3">
          <table:table-cell table:style-name="ce8" office:value-type="string" calcext:value-type="string">
            <text:p>RI-212</text:p>
          </table:table-cell>
          <table:table-cell table:style-name="ce8" office:value-type="string" calcext:value-type="string">
            <text:p>Oversample 2020</text:p>
          </table:table-cell>
          <table:table-cell table:style-name="ce5" table:number-columns-repeated="17"/>
          <table:table-cell table:style-name="ce22" office:value-type="float" office:value="38.522557" calcext:value-type="float">
            <text:p>38.522557</text:p>
          </table:table-cell>
          <table:table-cell table:style-name="ce22" office:value-type="float" office:value="-108.094009" calcext:value-type="float">
            <text:p>-108.094009</text:p>
          </table:table-cell>
          <table:table-cell table:style-name="ce5" table:number-columns-repeated="1003"/>
        </table:table-row>
        <table:table-row table:style-name="ro3">
          <table:table-cell table:style-name="ce8" office:value-type="string" calcext:value-type="string">
            <text:p>RI-213</text:p>
          </table:table-cell>
          <table:table-cell table:style-name="ce8" office:value-type="string" calcext:value-type="string">
            <text:p>Oversample 2020</text:p>
          </table:table-cell>
          <table:table-cell table:style-name="ce5" table:number-columns-repeated="17"/>
          <table:table-cell table:style-name="ce22" office:value-type="float" office:value="38.239491" calcext:value-type="float">
            <text:p>38.239491</text:p>
          </table:table-cell>
          <table:table-cell table:style-name="ce22" office:value-type="float" office:value="-108.941801" calcext:value-type="float">
            <text:p>-108.941801</text:p>
          </table:table-cell>
          <table:table-cell table:style-name="ce5" table:number-columns-repeated="1003"/>
        </table:table-row>
        <table:table-row table:style-name="ro3">
          <table:table-cell table:style-name="ce8" office:value-type="string" calcext:value-type="string">
            <text:p>RI-214</text:p>
          </table:table-cell>
          <table:table-cell table:style-name="ce8" office:value-type="string" calcext:value-type="string">
            <text:p>Oversample 2020</text:p>
          </table:table-cell>
          <table:table-cell table:style-name="ce5" table:number-columns-repeated="17"/>
          <table:table-cell table:style-name="ce22" office:value-type="float" office:value="38.518105" calcext:value-type="float">
            <text:p>38.518105</text:p>
          </table:table-cell>
          <table:table-cell table:style-name="ce22" office:value-type="float" office:value="-108.058674" calcext:value-type="float">
            <text:p>-108.058674</text:p>
          </table:table-cell>
          <table:table-cell table:style-name="ce5" table:number-columns-repeated="1003"/>
        </table:table-row>
        <table:table-row table:style-name="ro3">
          <table:table-cell table:style-name="ce7" office:value-type="string" calcext:value-type="string">
            <text:p>SS-294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table:number-columns-repeated="17"/>
          <table:table-cell table:style-name="ce21" office:value-type="float" office:value="38.887456" calcext:value-type="float">
            <text:p>38.887456</text:p>
          </table:table-cell>
          <table:table-cell table:style-name="ce21" office:value-type="float" office:value="-108.044479" calcext:value-type="float">
            <text:p>-108.044479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295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table:number-columns-repeated="17"/>
          <table:table-cell table:style-name="ce21" office:value-type="float" office:value="38.426537" calcext:value-type="float">
            <text:p>38.426537</text:p>
          </table:table-cell>
          <table:table-cell table:style-name="ce21" office:value-type="float" office:value="-108.911005" calcext:value-type="float">
            <text:p>-108.911005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296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table:number-columns-repeated="17"/>
          <table:table-cell table:style-name="ce21" office:value-type="float" office:value="38.269868" calcext:value-type="float">
            <text:p>38.269868</text:p>
          </table:table-cell>
          <table:table-cell table:style-name="ce21" office:value-type="float" office:value="-108.613894" calcext:value-type="float">
            <text:p>-108.613894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297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table:number-columns-repeated="17"/>
          <table:table-cell table:style-name="ce21" office:value-type="float" office:value="38.57352" calcext:value-type="float">
            <text:p>38.57352</text:p>
          </table:table-cell>
          <table:table-cell table:style-name="ce21" office:value-type="float" office:value="-107.843053" calcext:value-type="float">
            <text:p>-107.843053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298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table:number-columns-repeated="17"/>
          <table:table-cell table:style-name="ce21" office:value-type="float" office:value="38.629781" calcext:value-type="float">
            <text:p>38.629781</text:p>
          </table:table-cell>
          <table:table-cell table:style-name="ce21" office:value-type="float" office:value="-107.725248" calcext:value-type="float">
            <text:p>-107.725248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299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table:number-columns-repeated="17"/>
          <table:table-cell table:style-name="ce21" office:value-type="float" office:value="38.242067" calcext:value-type="float">
            <text:p>38.242067</text:p>
          </table:table-cell>
          <table:table-cell table:style-name="ce21" office:value-type="float" office:value="-108.849115" calcext:value-type="float">
            <text:p>-108.849115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300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table:number-columns-repeated="17"/>
          <table:table-cell table:style-name="ce21" office:value-type="float" office:value="38.283072" calcext:value-type="float">
            <text:p>38.283072</text:p>
          </table:table-cell>
          <table:table-cell table:style-name="ce21" office:value-type="float" office:value="-108.410944" calcext:value-type="float">
            <text:p>-108.410944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305</text:p>
          </table:table-cell>
          <table:table-cell table:style-name="ce4" office:value-type="string" calcext:value-type="string">
            <text:p>Oversample 2019</text:p>
          </table:table-cell>
          <table:table-cell table:style-name="ce4" table:number-columns-repeated="17"/>
          <table:table-cell table:style-name="ce21" office:value-type="float" office:value="38.436191" calcext:value-type="float">
            <text:p>38.436191</text:p>
          </table:table-cell>
          <table:table-cell table:style-name="ce21" office:value-type="float" office:value="-108.032972" calcext:value-type="float">
            <text:p>-108.032972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306</text:p>
          </table:table-cell>
          <table:table-cell table:style-name="ce4" office:value-type="string" calcext:value-type="string">
            <text:p>Oversample 2019</text:p>
          </table:table-cell>
          <table:table-cell table:style-name="ce4" table:number-columns-repeated="17"/>
          <table:table-cell table:style-name="ce21" office:value-type="float" office:value="38.559432" calcext:value-type="float">
            <text:p>38.559432</text:p>
          </table:table-cell>
          <table:table-cell table:style-name="ce21" office:value-type="float" office:value="-108.176968" calcext:value-type="float">
            <text:p>-108.176968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307</text:p>
          </table:table-cell>
          <table:table-cell table:style-name="ce4" office:value-type="string" calcext:value-type="string">
            <text:p>Oversample 2019</text:p>
          </table:table-cell>
          <table:table-cell table:style-name="ce4" table:number-columns-repeated="17"/>
          <table:table-cell table:style-name="ce21" office:value-type="float" office:value="38.294466" calcext:value-type="float">
            <text:p>38.294466</text:p>
          </table:table-cell>
          <table:table-cell table:style-name="ce21" office:value-type="float" office:value="-108.839536" calcext:value-type="float">
            <text:p>-108.839536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308</text:p>
          </table:table-cell>
          <table:table-cell table:style-name="ce4" office:value-type="string" calcext:value-type="string">
            <text:p>Oversample 2019</text:p>
          </table:table-cell>
          <table:table-cell table:style-name="ce4" table:number-columns-repeated="17"/>
          <table:table-cell table:style-name="ce21" office:value-type="float" office:value="38.178208" calcext:value-type="float">
            <text:p>38.178208</text:p>
          </table:table-cell>
          <table:table-cell table:style-name="ce21" office:value-type="float" office:value="-108.587029" calcext:value-type="float">
            <text:p>-108.587029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309</text:p>
          </table:table-cell>
          <table:table-cell table:style-name="ce4" office:value-type="string" calcext:value-type="string">
            <text:p>Oversample 2020</text:p>
          </table:table-cell>
          <table:table-cell table:style-name="ce4" table:number-columns-repeated="17"/>
          <table:table-cell table:style-name="ce21" office:value-type="float" office:value="38.387704" calcext:value-type="float">
            <text:p>38.387704</text:p>
          </table:table-cell>
          <table:table-cell table:style-name="ce21" office:value-type="float" office:value="-108.019717" calcext:value-type="float">
            <text:p>-108.019717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310</text:p>
          </table:table-cell>
          <table:table-cell table:style-name="ce4" office:value-type="string" calcext:value-type="string">
            <text:p>Oversample 2020</text:p>
          </table:table-cell>
          <table:table-cell table:style-name="ce4" table:number-columns-repeated="17"/>
          <table:table-cell table:style-name="ce21" office:value-type="float" office:value="38.863507" calcext:value-type="float">
            <text:p>38.863507</text:p>
          </table:table-cell>
          <table:table-cell table:style-name="ce21" office:value-type="float" office:value="-108.260846" calcext:value-type="float">
            <text:p>-108.260846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311</text:p>
          </table:table-cell>
          <table:table-cell table:style-name="ce4" office:value-type="string" calcext:value-type="string">
            <text:p>Oversample 2020</text:p>
          </table:table-cell>
          <table:table-cell table:style-name="ce4" table:number-columns-repeated="17"/>
          <table:table-cell table:style-name="ce21" office:value-type="float" office:value="38.434416" calcext:value-type="float">
            <text:p>38.434416</text:p>
          </table:table-cell>
          <table:table-cell table:style-name="ce21" office:value-type="float" office:value="-108.798366" calcext:value-type="float">
            <text:p>-108.798366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312</text:p>
          </table:table-cell>
          <table:table-cell table:style-name="ce4" office:value-type="string" calcext:value-type="string">
            <text:p>Oversample 2020</text:p>
          </table:table-cell>
          <table:table-cell table:style-name="ce4" table:number-columns-repeated="17"/>
          <table:table-cell table:style-name="ce21" office:value-type="float" office:value="38.31586" calcext:value-type="float">
            <text:p>38.31586</text:p>
          </table:table-cell>
          <table:table-cell table:style-name="ce21" office:value-type="float" office:value="-108.438279" calcext:value-type="float">
            <text:p>-108.438279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313</text:p>
          </table:table-cell>
          <table:table-cell table:style-name="ce4" office:value-type="string" calcext:value-type="string">
            <text:p>Oversample 2021</text:p>
          </table:table-cell>
          <table:table-cell table:style-name="ce4" table:number-columns-repeated="17"/>
          <table:table-cell table:style-name="ce21" office:value-type="float" office:value="38.475573" calcext:value-type="float">
            <text:p>38.475573</text:p>
          </table:table-cell>
          <table:table-cell table:style-name="ce21" office:value-type="float" office:value="-108.125509" calcext:value-type="float">
            <text:p>-108.125509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314</text:p>
          </table:table-cell>
          <table:table-cell table:style-name="ce4" office:value-type="string" calcext:value-type="string">
            <text:p>Oversample 2021</text:p>
          </table:table-cell>
          <table:table-cell table:style-name="ce4" table:number-columns-repeated="17"/>
          <table:table-cell table:style-name="ce21" office:value-type="float" office:value="38.927375" calcext:value-type="float">
            <text:p>38.927375</text:p>
          </table:table-cell>
          <table:table-cell table:style-name="ce21" office:value-type="float" office:value="-107.665132" calcext:value-type="float">
            <text:p>-107.665132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S-315</text:p>
          </table:table-cell>
          <table:table-cell table:style-name="ce4" office:value-type="string" calcext:value-type="string">
            <text:p>Oversample 2021</text:p>
          </table:table-cell>
          <table:table-cell table:style-name="ce4" table:number-columns-repeated="17"/>
          <table:table-cell table:style-name="ce21" office:value-type="float" office:value="38.560152" calcext:value-type="float">
            <text:p>38.560152</text:p>
          </table:table-cell>
          <table:table-cell table:style-name="ce21" office:value-type="float" office:value="-108.287627" calcext:value-type="float">
            <text:p>-108.287627</text:p>
          </table:table-cell>
          <table:table-cell table:style-name="ce4" table:number-columns-repeated="1003"/>
        </table:table-row>
        <table:table-row table:style-name="ro3">
          <table:table-cell table:style-name="ce8" office:value-type="string" calcext:value-type="string">
            <text:p>SS-316</text:p>
          </table:table-cell>
          <table:table-cell table:style-name="ce5" office:value-type="string" calcext:value-type="string">
            <text:p>Oversample 2021</text:p>
          </table:table-cell>
          <table:table-cell table:style-name="ce5" table:number-columns-repeated="17"/>
          <table:table-cell table:style-name="ce22" office:value-type="float" office:value="38.456526" calcext:value-type="float">
            <text:p>38.456526</text:p>
          </table:table-cell>
          <table:table-cell table:style-name="ce22" office:value-type="float" office:value="-108.681069" calcext:value-type="float">
            <text:p>-108.681069</text:p>
          </table:table-cell>
          <table:table-cell table:style-name="ce5" table:number-columns-repeated="1003"/>
        </table:table-row>
        <table:table-row table:style-name="ro3">
          <table:table-cell table:style-name="ce8" office:value-type="string" calcext:value-type="string">
            <text:p>SS-317</text:p>
          </table:table-cell>
          <table:table-cell table:style-name="ce5" office:value-type="string" calcext:value-type="string">
            <text:p>Oversample 2022</text:p>
          </table:table-cell>
          <table:table-cell table:style-name="ce5" table:number-columns-repeated="17"/>
          <table:table-cell table:style-name="ce22" office:value-type="float" office:value="38.927641" calcext:value-type="float">
            <text:p>38.927641</text:p>
          </table:table-cell>
          <table:table-cell table:style-name="ce22" office:value-type="float" office:value="-107.492533" calcext:value-type="float">
            <text:p>-107.492533</text:p>
          </table:table-cell>
          <table:table-cell table:style-name="ce5" table:number-columns-repeated="1003"/>
        </table:table-row>
        <table:table-row table:style-name="ro3">
          <table:table-cell table:style-name="ce8" office:value-type="string" calcext:value-type="string">
            <text:p>SS-318</text:p>
          </table:table-cell>
          <table:table-cell table:style-name="ce5" office:value-type="string" calcext:value-type="string">
            <text:p>Oversample 2022</text:p>
          </table:table-cell>
          <table:table-cell table:style-name="ce5" table:number-columns-repeated="17"/>
          <table:table-cell table:style-name="ce22" office:value-type="float" office:value="38.924354" calcext:value-type="float">
            <text:p>38.924354</text:p>
          </table:table-cell>
          <table:table-cell table:style-name="ce22" office:value-type="float" office:value="-107.87746" calcext:value-type="float">
            <text:p>-107.87746</text:p>
          </table:table-cell>
          <table:table-cell table:style-name="ce5" table:number-columns-repeated="1003"/>
        </table:table-row>
        <table:table-row table:style-name="ro3">
          <table:table-cell table:style-name="ce8" office:value-type="string" calcext:value-type="string">
            <text:p>SS-319</text:p>
          </table:table-cell>
          <table:table-cell table:style-name="ce5" office:value-type="string" calcext:value-type="string">
            <text:p>Oversample 2022</text:p>
          </table:table-cell>
          <table:table-cell table:style-name="ce5" table:number-columns-repeated="17"/>
          <table:table-cell table:style-name="ce22" office:value-type="float" office:value="38.267168" calcext:value-type="float">
            <text:p>38.267168</text:p>
          </table:table-cell>
          <table:table-cell table:style-name="ce22" office:value-type="float" office:value="-108.746507" calcext:value-type="float">
            <text:p>-108.746507</text:p>
          </table:table-cell>
          <table:table-cell table:style-name="ce5" table:number-columns-repeated="1003"/>
        </table:table-row>
        <table:table-row table:style-name="ro3">
          <table:table-cell table:style-name="ce8" office:value-type="string" calcext:value-type="string">
            <text:p>SS-320</text:p>
          </table:table-cell>
          <table:table-cell table:style-name="ce5" office:value-type="string" calcext:value-type="string">
            <text:p>Oversample 2022</text:p>
          </table:table-cell>
          <table:table-cell table:style-name="ce5" table:number-columns-repeated="17"/>
          <table:table-cell table:style-name="ce22" office:value-type="float" office:value="38.100348" calcext:value-type="float">
            <text:p>38.100348</text:p>
          </table:table-cell>
          <table:table-cell table:style-name="ce22" office:value-type="float" office:value="-108.442432" calcext:value-type="float">
            <text:p>-108.442432</text:p>
          </table:table-cell>
          <table:table-cell table:style-name="ce5" table:number-columns-repeated="1003"/>
        </table:table-row>
        <table:table-row table:style-name="ro3">
          <table:table-cell table:style-name="ce7" office:value-type="string" calcext:value-type="string">
            <text:p>SD-392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table:number-columns-repeated="17"/>
          <table:table-cell table:style-name="ce21" office:value-type="float" office:value="38.51496" calcext:value-type="float">
            <text:p>38.51496</text:p>
          </table:table-cell>
          <table:table-cell table:style-name="ce21" office:value-type="float" office:value="-107.833458" calcext:value-type="float">
            <text:p>-107.833458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D-393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table:number-columns-repeated="17"/>
          <table:table-cell table:style-name="ce21" office:value-type="float" office:value="38.436633" calcext:value-type="float">
            <text:p>38.436633</text:p>
          </table:table-cell>
          <table:table-cell table:style-name="ce21" office:value-type="float" office:value="-108.688675" calcext:value-type="float">
            <text:p>-108.688675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D-394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table:number-columns-repeated="17"/>
          <table:table-cell table:style-name="ce21" office:value-type="float" office:value="38.729151" calcext:value-type="float">
            <text:p>38.729151</text:p>
          </table:table-cell>
          <table:table-cell table:style-name="ce21" office:value-type="float" office:value="-107.83741" calcext:value-type="float">
            <text:p>-107.83741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D-395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table:number-columns-repeated="17"/>
          <table:table-cell table:style-name="ce21" office:value-type="float" office:value="38.791271" calcext:value-type="float">
            <text:p>38.791271</text:p>
          </table:table-cell>
          <table:table-cell table:style-name="ce21" office:value-type="float" office:value="-108.340761" calcext:value-type="float">
            <text:p>-108.340761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D-399</text:p>
          </table:table-cell>
          <table:table-cell table:style-name="ce4" office:value-type="string" calcext:value-type="string">
            <text:p>Oversample 2019</text:p>
          </table:table-cell>
          <table:table-cell table:style-name="ce4" table:number-columns-repeated="17"/>
          <table:table-cell table:style-name="ce21" office:value-type="float" office:value="38.799809" calcext:value-type="float">
            <text:p>38.799809</text:p>
          </table:table-cell>
          <table:table-cell table:style-name="ce21" office:value-type="float" office:value="-108.053323" calcext:value-type="float">
            <text:p>-108.053323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D-400</text:p>
          </table:table-cell>
          <table:table-cell table:style-name="ce4" office:value-type="string" calcext:value-type="string">
            <text:p>Oversample 2019</text:p>
          </table:table-cell>
          <table:table-cell table:style-name="ce4" table:number-columns-repeated="17"/>
          <table:table-cell table:style-name="ce21" office:value-type="float" office:value="38.652986" calcext:value-type="float">
            <text:p>38.652986</text:p>
          </table:table-cell>
          <table:table-cell table:style-name="ce21" office:value-type="float" office:value="-108.16855" calcext:value-type="float">
            <text:p>-108.16855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D-401</text:p>
          </table:table-cell>
          <table:table-cell table:style-name="ce4" office:value-type="string" calcext:value-type="string">
            <text:p>Oversample 2019</text:p>
          </table:table-cell>
          <table:table-cell table:style-name="ce4" table:number-columns-repeated="17"/>
          <table:table-cell table:style-name="ce21" office:value-type="float" office:value="38.341638" calcext:value-type="float">
            <text:p>38.341638</text:p>
          </table:table-cell>
          <table:table-cell table:style-name="ce21" office:value-type="float" office:value="-108.849567" calcext:value-type="float">
            <text:p>-108.849567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D-402</text:p>
          </table:table-cell>
          <table:table-cell table:style-name="ce4" office:value-type="string" calcext:value-type="string">
            <text:p>Oversample 2020</text:p>
          </table:table-cell>
          <table:table-cell table:style-name="ce4" table:number-columns-repeated="17"/>
          <table:table-cell table:style-name="ce21" office:value-type="float" office:value="38.599736" calcext:value-type="float">
            <text:p>38.599736</text:p>
          </table:table-cell>
          <table:table-cell table:style-name="ce21" office:value-type="float" office:value="-107.881637" calcext:value-type="float">
            <text:p>-107.881637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D-403</text:p>
          </table:table-cell>
          <table:table-cell table:style-name="ce4" office:value-type="string" calcext:value-type="string">
            <text:p>Oversample 2020</text:p>
          </table:table-cell>
          <table:table-cell table:style-name="ce4" table:number-columns-repeated="17"/>
          <table:table-cell table:style-name="ce21" office:value-type="float" office:value="38.271388" calcext:value-type="float">
            <text:p>38.271388</text:p>
          </table:table-cell>
          <table:table-cell table:style-name="ce21" office:value-type="float" office:value="-108.653142" calcext:value-type="float">
            <text:p>-108.653142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D-404</text:p>
          </table:table-cell>
          <table:table-cell table:style-name="ce4" office:value-type="string" calcext:value-type="string">
            <text:p>Oversample 2020</text:p>
          </table:table-cell>
          <table:table-cell table:style-name="ce4" table:number-columns-repeated="17"/>
          <table:table-cell table:style-name="ce21" office:value-type="float" office:value="38.547525" calcext:value-type="float">
            <text:p>38.547525</text:p>
          </table:table-cell>
          <table:table-cell table:style-name="ce21" office:value-type="float" office:value="-107.846415" calcext:value-type="float">
            <text:p>-107.846415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D-405</text:p>
          </table:table-cell>
          <table:table-cell table:style-name="ce4" office:value-type="string" calcext:value-type="string">
            <text:p>Oversample 2021</text:p>
          </table:table-cell>
          <table:table-cell table:style-name="ce4" table:number-columns-repeated="17"/>
          <table:table-cell table:style-name="ce21" office:value-type="float" office:value="38.766973" calcext:value-type="float">
            <text:p>38.766973</text:p>
          </table:table-cell>
          <table:table-cell table:style-name="ce21" office:value-type="float" office:value="-108.171683" calcext:value-type="float">
            <text:p>-108.171683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D-406</text:p>
          </table:table-cell>
          <table:table-cell table:style-name="ce4" office:value-type="string" calcext:value-type="string">
            <text:p>Oversample 2021</text:p>
          </table:table-cell>
          <table:table-cell table:style-name="ce4" table:number-columns-repeated="17"/>
          <table:table-cell table:style-name="ce21" office:value-type="float" office:value="38.796504" calcext:value-type="float">
            <text:p>38.796504</text:p>
          </table:table-cell>
          <table:table-cell table:style-name="ce21" office:value-type="float" office:value="-107.853154" calcext:value-type="float">
            <text:p>-107.853154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D-407</text:p>
          </table:table-cell>
          <table:table-cell table:style-name="ce4" office:value-type="string" calcext:value-type="string">
            <text:p>Oversample 2021</text:p>
          </table:table-cell>
          <table:table-cell table:style-name="ce4" table:number-columns-repeated="17"/>
          <table:table-cell table:style-name="ce21" office:value-type="float" office:value="38.792414" calcext:value-type="float">
            <text:p>38.792414</text:p>
          </table:table-cell>
          <table:table-cell table:style-name="ce21" office:value-type="float" office:value="-108.153736" calcext:value-type="float">
            <text:p>-108.153736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D-408</text:p>
          </table:table-cell>
          <table:table-cell table:style-name="ce4" office:value-type="string" calcext:value-type="string">
            <text:p>Oversample 2022</text:p>
          </table:table-cell>
          <table:table-cell table:style-name="ce4" table:number-columns-repeated="17"/>
          <table:table-cell table:style-name="ce21" office:value-type="float" office:value="38.693348" calcext:value-type="float">
            <text:p>38.693348</text:p>
          </table:table-cell>
          <table:table-cell table:style-name="ce21" office:value-type="float" office:value="-108.199613" calcext:value-type="float">
            <text:p>-108.199613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D-409</text:p>
          </table:table-cell>
          <table:table-cell table:style-name="ce4" office:value-type="string" calcext:value-type="string">
            <text:p>Oversample 2022</text:p>
          </table:table-cell>
          <table:table-cell table:style-name="ce4" table:number-columns-repeated="17"/>
          <table:table-cell table:style-name="ce21" office:value-type="float" office:value="38.796033" calcext:value-type="float">
            <text:p>38.796033</text:p>
          </table:table-cell>
          <table:table-cell table:style-name="ce21" office:value-type="float" office:value="-108.028767" calcext:value-type="float">
            <text:p>-108.028767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D-410</text:p>
          </table:table-cell>
          <table:table-cell table:style-name="ce4" office:value-type="string" calcext:value-type="string">
            <text:p>Oversample 2022</text:p>
          </table:table-cell>
          <table:table-cell table:style-name="ce4" table:number-columns-repeated="17"/>
          <table:table-cell table:style-name="ce21" office:value-type="float" office:value="38.742949" calcext:value-type="float">
            <text:p>38.742949</text:p>
          </table:table-cell>
          <table:table-cell table:style-name="ce21" office:value-type="float" office:value="-107.914476" calcext:value-type="float">
            <text:p>-107.914476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SD-411</text:p>
          </table:table-cell>
          <table:table-cell table:style-name="ce4" office:value-type="string" calcext:value-type="string">
            <text:p>Oversample 2022</text:p>
          </table:table-cell>
          <table:table-cell table:style-name="ce4" table:number-columns-repeated="17"/>
          <table:table-cell table:style-name="ce21" office:value-type="float" office:value="38.794695" calcext:value-type="float">
            <text:p>38.794695</text:p>
          </table:table-cell>
          <table:table-cell table:style-name="ce21" office:value-type="float" office:value="-108.084693" calcext:value-type="float">
            <text:p>-108.084693</text:p>
          </table:table-cell>
          <table:table-cell table:style-name="ce4" table:number-columns-repeated="1003"/>
        </table:table-row>
        <table:table-row table:style-name="ro3">
          <table:table-cell table:style-name="ce8" office:value-type="string" calcext:value-type="string">
            <text:p>SD-412</text:p>
          </table:table-cell>
          <table:table-cell table:style-name="ce5" office:value-type="string" calcext:value-type="string">
            <text:p>Oversample 2022</text:p>
          </table:table-cell>
          <table:table-cell table:style-name="ce5" table:number-columns-repeated="17"/>
          <table:table-cell table:style-name="ce22" office:value-type="float" office:value="38.395299" calcext:value-type="float">
            <text:p>38.395299</text:p>
          </table:table-cell>
          <table:table-cell table:style-name="ce22" office:value-type="float" office:value="-107.79379" calcext:value-type="float">
            <text:p>-107.79379</text:p>
          </table:table-cell>
          <table:table-cell table:style-name="ce5" table:number-columns-repeated="1003"/>
        </table:table-row>
        <table:table-row table:style-name="ro3">
          <table:table-cell table:style-name="ce8" office:value-type="string" calcext:value-type="string">
            <text:p>SD-413</text:p>
          </table:table-cell>
          <table:table-cell table:style-name="ce5" office:value-type="string" calcext:value-type="string">
            <text:p>Oversample 2022</text:p>
          </table:table-cell>
          <table:table-cell table:style-name="ce5" table:number-columns-repeated="17"/>
          <table:table-cell table:style-name="ce22" office:value-type="float" office:value="38.547461" calcext:value-type="float">
            <text:p>38.547461</text:p>
          </table:table-cell>
          <table:table-cell table:style-name="ce22" office:value-type="float" office:value="-108.059011" calcext:value-type="float">
            <text:p>-108.059011</text:p>
          </table:table-cell>
          <table:table-cell table:style-name="ce5" table:number-columns-repeated="1003"/>
        </table:table-row>
        <table:table-row table:style-name="ro3">
          <table:table-cell table:style-name="ce8" office:value-type="string" calcext:value-type="string">
            <text:p>SD-414</text:p>
          </table:table-cell>
          <table:table-cell table:style-name="ce5" office:value-type="string" calcext:value-type="string">
            <text:p>Oversample 2022</text:p>
          </table:table-cell>
          <table:table-cell table:style-name="ce5" table:number-columns-repeated="17"/>
          <table:table-cell table:style-name="ce22" office:value-type="float" office:value="38.795691" calcext:value-type="float">
            <text:p>38.795691</text:p>
          </table:table-cell>
          <table:table-cell table:style-name="ce22" office:value-type="float" office:value="-107.592002" calcext:value-type="float">
            <text:p>-107.592002</text:p>
          </table:table-cell>
          <table:table-cell table:style-name="ce5" table:number-columns-repeated="1003"/>
        </table:table-row>
        <table:table-row table:style-name="ro3">
          <table:table-cell table:style-name="ce7" office:value-type="string" calcext:value-type="string">
            <text:p>MMS-095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table:number-columns-repeated="17"/>
          <table:table-cell table:style-name="ce21" office:value-type="float" office:value="38.535949" calcext:value-type="float">
            <text:p>38.535949</text:p>
          </table:table-cell>
          <table:table-cell table:style-name="ce21" office:value-type="float" office:value="-108.339544" calcext:value-type="float">
            <text:p>-108.339544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MMS-096</text:p>
          </table:table-cell>
          <table:table-cell table:style-name="ce4" office:value-type="string" calcext:value-type="string">
            <text:p>Oversample 2018</text:p>
          </table:table-cell>
          <table:table-cell table:style-name="ce4" table:number-columns-repeated="17"/>
          <table:table-cell table:style-name="ce21" office:value-type="float" office:value="38.351665" calcext:value-type="float">
            <text:p>38.351665</text:p>
          </table:table-cell>
          <table:table-cell table:style-name="ce21" office:value-type="float" office:value="-107.898956" calcext:value-type="float">
            <text:p>-107.898956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MMS-097</text:p>
          </table:table-cell>
          <table:table-cell table:style-name="ce4" office:value-type="string" calcext:value-type="string">
            <text:p>Oversample 2018</text:p>
          </table:table-cell>
          <table:table-cell table:style-name="ce4" table:number-columns-repeated="17"/>
          <table:table-cell table:style-name="ce21" office:value-type="float" office:value="38.030116" calcext:value-type="float">
            <text:p>38.030116</text:p>
          </table:table-cell>
          <table:table-cell table:style-name="ce21" office:value-type="float" office:value="-108.064751" calcext:value-type="float">
            <text:p>-108.064751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MMS-098</text:p>
          </table:table-cell>
          <table:table-cell table:style-name="ce4" office:value-type="string" calcext:value-type="string">
            <text:p>Oversample 2018</text:p>
          </table:table-cell>
          <table:table-cell table:style-name="ce4" table:number-columns-repeated="17"/>
          <table:table-cell table:style-name="ce21" office:value-type="float" office:value="38.393477" calcext:value-type="float">
            <text:p>38.393477</text:p>
          </table:table-cell>
          <table:table-cell table:style-name="ce21" office:value-type="float" office:value="-107.728779" calcext:value-type="float">
            <text:p>-107.728779</text:p>
          </table:table-cell>
          <table:table-cell table:style-name="ce4" table:number-columns-repeated="1003"/>
        </table:table-row>
        <table:table-row table:style-name="ro3">
          <table:table-cell table:style-name="ce7" office:value-type="string" calcext:value-type="string">
            <text:p>MMS-099</text:p>
          </table:table-cell>
          <table:table-cell table:style-name="ce4" office:value-type="string" calcext:value-type="string">
            <text:p>Oversample 2019</text:p>
          </table:table-cell>
          <table:table-cell table:style-name="ce4" table:number-columns-repeated="17"/>
          <table:table-cell table:style-name="ce21" office:value-type="float" office:value="38.967624" calcext:value-type="float">
            <text:p>38.967624</text:p>
          </table:table-cell>
          <table:table-cell table:style-name="ce21" office:value-type="float" office:value="-107.838595" calcext:value-type="float">
            <text:p>-107.838595</text:p>
          </table:table-cell>
          <table:table-cell table:style-name="ce4" table:number-columns-repeated="1003"/>
        </table:table-row>
        <table:table-row table:style-name="ro3">
          <table:table-cell table:style-name="ce8" office:value-type="string" calcext:value-type="string">
            <text:p>MMS-100</text:p>
          </table:table-cell>
          <table:table-cell table:style-name="ce5" office:value-type="string" calcext:value-type="string">
            <text:p>Oversample 2019</text:p>
          </table:table-cell>
          <table:table-cell table:style-name="ce5" table:number-columns-repeated="17"/>
          <table:table-cell table:style-name="ce22" office:value-type="float" office:value="38.098831" calcext:value-type="float">
            <text:p>38.098831</text:p>
          </table:table-cell>
          <table:table-cell table:style-name="ce22" office:value-type="float" office:value="-108.339983" calcext:value-type="float">
            <text:p>-108.339983</text:p>
          </table:table-cell>
          <table:table-cell table:style-name="ce5" table:number-columns-repeated="1003"/>
        </table:table-row>
        <table:table-row table:style-name="ro3">
          <table:table-cell table:style-name="ce8" office:value-type="string" calcext:value-type="string">
            <text:p>MMS-101</text:p>
          </table:table-cell>
          <table:table-cell table:style-name="ce5" office:value-type="string" calcext:value-type="string">
            <text:p>Oversample 2019</text:p>
          </table:table-cell>
          <table:table-cell table:style-name="ce5" table:number-columns-repeated="17"/>
          <table:table-cell table:style-name="ce22" office:value-type="float" office:value="38.637981" calcext:value-type="float">
            <text:p>38.637981</text:p>
          </table:table-cell>
          <table:table-cell table:style-name="ce22" office:value-type="float" office:value="-107.703628" calcext:value-type="float">
            <text:p>-107.703628</text:p>
          </table:table-cell>
          <table:table-cell table:style-name="ce5" table:number-columns-repeated="1003"/>
        </table:table-row>
        <table:table-row table:style-name="ro3">
          <table:table-cell table:style-name="ce8" office:value-type="string" calcext:value-type="string">
            <text:p>MMS-102</text:p>
          </table:table-cell>
          <table:table-cell table:style-name="ce5" office:value-type="string" calcext:value-type="string">
            <text:p>Oversample 2020</text:p>
          </table:table-cell>
          <table:table-cell table:style-name="ce5" table:number-columns-repeated="17"/>
          <table:table-cell table:style-name="ce22" office:value-type="float" office:value="38.737451" calcext:value-type="float">
            <text:p>38.737451</text:p>
          </table:table-cell>
          <table:table-cell table:style-name="ce22" office:value-type="float" office:value="-107.646603" calcext:value-type="float">
            <text:p>-107.646603</text:p>
          </table:table-cell>
          <table:table-cell table:style-name="ce5" table:number-columns-repeated="1003"/>
        </table:table-row>
        <table:table-row table:style-name="ro3">
          <table:table-cell table:style-name="ce8" office:value-type="string" calcext:value-type="string">
            <text:p>MMS-103</text:p>
          </table:table-cell>
          <table:table-cell table:style-name="ce5" office:value-type="string" calcext:value-type="string">
            <text:p>Oversample 2020</text:p>
          </table:table-cell>
          <table:table-cell table:style-name="ce5" table:number-columns-repeated="17"/>
          <table:table-cell table:style-name="ce22" office:value-type="float" office:value="38.823289" calcext:value-type="float">
            <text:p>38.823289</text:p>
          </table:table-cell>
          <table:table-cell table:style-name="ce22" office:value-type="float" office:value="-108.06025" calcext:value-type="float">
            <text:p>-108.06025</text:p>
          </table:table-cell>
          <table:table-cell table:style-name="ce5" table:number-columns-repeated="1003"/>
        </table:table-row>
        <table:table-row table:style-name="ro3">
          <table:table-cell table:style-name="ce8" office:value-type="string" calcext:value-type="string">
            <text:p>MMS-104</text:p>
          </table:table-cell>
          <table:table-cell table:style-name="ce5" office:value-type="string" calcext:value-type="string">
            <text:p>Oversample 2020</text:p>
          </table:table-cell>
          <table:table-cell table:style-name="ce5" table:number-columns-repeated="17"/>
          <table:table-cell table:style-name="ce22" office:value-type="float" office:value="38.668492" calcext:value-type="float">
            <text:p>38.668492</text:p>
          </table:table-cell>
          <table:table-cell table:style-name="ce22" office:value-type="float" office:value="-107.857223" calcext:value-type="float">
            <text:p>-107.857223</text:p>
          </table:table-cell>
          <table:table-cell table:style-name="ce5"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Green is the original Design, Orange are oversamples if any are rejected. <text:s/>Red are office rejects. </text:p>
          </table:table-cell>
          <table:table-cell table:number-columns-repeated="1022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portion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57" table:default-cell-style-name="Default"/>
        <table:table-row table:style-name="ro2">
          <table:table-cell table:style-name="ce31" office:value-type="string" calcext:value-type="string" table:number-columns-spanned="4" table:number-rows-spanned="1">
            <text:p>Sample Design</text:p>
          </table:table-cell>
          <table:covered-table-cell table:number-columns-repeated="2" table:style-name="ce36"/>
          <table:covered-table-cell table:style-name="ce44"/>
          <table:table-cell table:style-name="ce47" office:value-type="string" calcext:value-type="string" table:number-columns-spanned="3" table:number-rows-spanned="1">
            <text:p>Collected</text:p>
          </table:table-cell>
          <table:covered-table-cell table:style-name="ce51"/>
          <table:covered-table-cell table:style-name="ce54"/>
          <table:table-cell table:number-columns-repeated="57"/>
        </table:table-row>
        <table:table-row table:style-name="ro2">
          <table:table-cell table:style-name="ce32" office:value-type="string" calcext:value-type="string">
            <text:p>Design Strata </text:p>
          </table:table-cell>
          <table:table-cell table:style-name="ce32" office:value-type="string" calcext:value-type="string">
            <text:p>Abbreviation</text:p>
          </table:table-cell>
          <table:table-cell table:style-name="ce32" office:value-type="string" calcext:value-type="string">
            <text:p>Plots</text:p>
          </table:table-cell>
          <table:table-cell table:style-name="ce32" office:value-type="string" calcext:value-type="string">
            <text:p>Plot Percentage</text:p>
          </table:table-cell>
          <table:table-cell table:style-name="ce48" office:value-type="string" calcext:value-type="string">
            <text:p>Points Collected </text:p>
          </table:table-cell>
          <table:table-cell table:style-name="ce52" office:value-type="string" calcext:value-type="string">
            <text:p>Proportion Collected</text:p>
          </table:table-cell>
          <table:table-cell table:style-name="ce52" office:value-type="string" calcext:value-type="string">
            <text:p>Percent Collected</text:p>
          </table:table-cell>
          <table:table-cell table:number-columns-repeated="57"/>
        </table:table-row>
        <table:table-row table:style-name="ro3">
          <table:table-cell table:style-name="ce33" office:value-type="string" calcext:value-type="string">
            <text:p>Pinyon Juniper</text:p>
          </table:table-cell>
          <table:table-cell table:style-name="ce37" office:value-type="string" calcext:value-type="string">
            <text:p>PJ</text:p>
          </table:table-cell>
          <table:table-cell table:style-name="ce41" office:value-type="float" office:value="5" calcext:value-type="float">
            <text:p>5</text:p>
          </table:table-cell>
          <table:table-cell table:style-name="ce45" table:formula="of:=([.C3]/[.$C$13])*100" office:value-type="float" office:value="9.43396226415094" calcext:value-type="float">
            <text:p>9.4</text:p>
          </table:table-cell>
          <table:table-cell table:style-name="ce49" office:value-type="float" office:value="20" calcext:value-type="float">
            <text:p>20</text:p>
          </table:table-cell>
          <table:table-cell table:style-name="ce53" table:formula="of:=[.E3]/[.$E$13]" office:value-type="float" office:value="0.363636363636364" calcext:value-type="float">
            <text:p>0.36</text:p>
          </table:table-cell>
          <table:table-cell table:style-name="ce55" table:formula="of:=[.F3]*100" office:value-type="float" office:value="36.3636363636364" calcext:value-type="float">
            <text:p>36.36</text:p>
          </table:table-cell>
          <table:table-cell table:number-columns-repeated="57"/>
        </table:table-row>
        <table:table-row table:style-name="ro3">
          <table:table-cell table:style-name="ce34" office:value-type="string" calcext:value-type="string">
            <text:p>Sage Steppe </text:p>
          </table:table-cell>
          <table:table-cell table:style-name="ce38" office:value-type="string" calcext:value-type="string">
            <text:p>SS</text:p>
          </table:table-cell>
          <table:table-cell table:style-name="ce42" office:value-type="float" office:value="18" calcext:value-type="float">
            <text:p>18</text:p>
          </table:table-cell>
          <table:table-cell table:style-name="ce46" table:formula="of:=([.C4]/[.$C$13])*100" office:value-type="float" office:value="33.9622641509434" calcext:value-type="float">
            <text:p>34.0</text:p>
          </table:table-cell>
          <table:table-cell table:style-name="ce49" office:value-type="float" office:value="9" calcext:value-type="float">
            <text:p>9</text:p>
          </table:table-cell>
          <table:table-cell table:style-name="ce53" table:formula="of:=[.E4]/[.$E$13]" office:value-type="float" office:value="0.163636363636364" calcext:value-type="float">
            <text:p>0.16</text:p>
          </table:table-cell>
          <table:table-cell table:style-name="ce55" table:formula="of:=[.F4]*100" office:value-type="float" office:value="16.3636363636364" calcext:value-type="float">
            <text:p>16.36</text:p>
          </table:table-cell>
          <table:table-cell table:number-columns-repeated="57"/>
        </table:table-row>
        <table:table-row table:style-name="ro3">
          <table:table-cell table:style-name="ce34" office:value-type="string" calcext:value-type="string">
            <text:p>Salt Desert</text:p>
          </table:table-cell>
          <table:table-cell table:style-name="ce38" office:value-type="string" calcext:value-type="string">
            <text:p>SD</text:p>
          </table:table-cell>
          <table:table-cell table:style-name="ce42" office:value-type="float" office:value="17" calcext:value-type="float">
            <text:p>17</text:p>
          </table:table-cell>
          <table:table-cell table:style-name="ce46" table:formula="of:=([.C5]/[.$C$13])*100" office:value-type="float" office:value="32.0754716981132" calcext:value-type="float">
            <text:p>32.1</text:p>
          </table:table-cell>
          <table:table-cell table:style-name="ce49" office:value-type="float" office:value="22" calcext:value-type="float">
            <text:p>22</text:p>
          </table:table-cell>
          <table:table-cell table:style-name="ce53" table:formula="of:=[.E5]/[.$E$13]" office:value-type="float" office:value="0.4" calcext:value-type="float">
            <text:p>0.40</text:p>
          </table:table-cell>
          <table:table-cell table:style-name="ce55" table:formula="of:=[.F5]*100" office:value-type="float" office:value="40" calcext:value-type="float">
            <text:p>40.00</text:p>
          </table:table-cell>
          <table:table-cell table:number-columns-repeated="57"/>
        </table:table-row>
        <table:table-row table:style-name="ro3">
          <table:table-cell table:style-name="ce34" office:value-type="string" calcext:value-type="string">
            <text:p>Mixed Mountain Shrub</text:p>
          </table:table-cell>
          <table:table-cell table:style-name="ce38" office:value-type="string" calcext:value-type="string">
            <text:p>MMS</text:p>
          </table:table-cell>
          <table:table-cell table:style-name="ce42" office:value-type="float" office:value="5" calcext:value-type="float">
            <text:p>5</text:p>
          </table:table-cell>
          <table:table-cell table:style-name="ce46" table:formula="of:=([.C6]/[.$C$13])*100" office:value-type="float" office:value="9.43396226415094" calcext:value-type="float">
            <text:p>9.4</text:p>
          </table:table-cell>
          <table:table-cell table:style-name="ce49" office:value-type="float" office:value="3" calcext:value-type="float">
            <text:p>3</text:p>
          </table:table-cell>
          <table:table-cell table:style-name="ce53" table:formula="of:=[.E6]/[.$E$13]" office:value-type="float" office:value="0.0545454545454545" calcext:value-type="float">
            <text:p>0.05</text:p>
          </table:table-cell>
          <table:table-cell table:style-name="ce55" table:formula="of:=[.F6]*100" office:value-type="float" office:value="5.45454545454545" calcext:value-type="float">
            <text:p>5.45</text:p>
          </table:table-cell>
          <table:table-cell table:number-columns-repeated="57"/>
        </table:table-row>
        <table:table-row table:style-name="ro3">
          <table:table-cell table:style-name="ce34" office:value-type="string" calcext:value-type="string">
            <text:p>Other</text:p>
          </table:table-cell>
          <table:table-cell table:style-name="ce38" office:value-type="string" calcext:value-type="string">
            <text:p>OT</text:p>
          </table:table-cell>
          <table:table-cell table:style-name="ce42" office:value-type="float" office:value="3" calcext:value-type="float">
            <text:p>3</text:p>
          </table:table-cell>
          <table:table-cell table:style-name="ce46" table:formula="of:=([.C7]/[.$C$13])*100" office:value-type="float" office:value="5.66037735849057" calcext:value-type="float">
            <text:p>5.7</text:p>
          </table:table-cell>
          <table:table-cell table:style-name="ce49" table:formula="of:=COUNTIF(['file:///Biological_Resources/Vegetation/AIM/UFO_RMP_Compliance_project/2019/Plot%20Tracking%20UFO%202019.xlsx'#$'Plot Tracking'.$V$3:.$V$149]; [.A7])" office:value-type="float" office:value="1" calcext:value-type="float">
            <text:p>1</text:p>
          </table:table-cell>
          <table:table-cell table:style-name="ce53" table:formula="of:=[.E7]/[.$E$13]" office:value-type="float" office:value="0.0181818181818182" calcext:value-type="float">
            <text:p>0.02</text:p>
          </table:table-cell>
          <table:table-cell table:style-name="ce55" table:formula="of:=[.F7]*100" office:value-type="float" office:value="1.81818181818182" calcext:value-type="float">
            <text:p>1.82</text:p>
          </table:table-cell>
          <table:table-cell table:number-columns-repeated="57"/>
        </table:table-row>
        <table:table-row table:style-name="ro3">
          <table:table-cell table:style-name="ce34" office:value-type="string" calcext:value-type="string">
            <text:p>Riparian </text:p>
          </table:table-cell>
          <table:table-cell table:style-name="ce39" office:value-type="string" calcext:value-type="string">
            <text:p>RI</text:p>
          </table:table-cell>
          <table:table-cell table:style-name="ce42" office:value-type="float" office:value="3" calcext:value-type="float">
            <text:p>3</text:p>
          </table:table-cell>
          <table:table-cell table:style-name="ce46" table:formula="of:=([.C8]/[.$C$13])*100" office:value-type="float" office:value="5.66037735849057" calcext:value-type="float">
            <text:p>5.7</text:p>
          </table:table-cell>
          <table:table-cell table:style-name="ce49" table:formula="of:=COUNTIF(['file:///Biological_Resources/Vegetation/AIM/UFO_RMP_Compliance_project/2019/Plot%20Tracking%20UFO%202019.xlsx'#$'Plot Tracking'.$V$3:.$V$149]; [.A8])" office:value-type="float" office:value="0" calcext:value-type="float">
            <text:p>0</text:p>
          </table:table-cell>
          <table:table-cell table:style-name="ce53" table:formula="of:=[.E8]/[.$E$13]" office:value-type="float" office:value="0" calcext:value-type="float">
            <text:p>0.00</text:p>
          </table:table-cell>
          <table:table-cell table:style-name="ce55" table:formula="of:=[.F8]*100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style-name="ce34" office:value-type="string" calcext:value-type="string">
            <text:p>Grassland </text:p>
          </table:table-cell>
          <table:table-cell table:style-name="ce39" office:value-type="string" calcext:value-type="string">
            <text:p>GR</text:p>
          </table:table-cell>
          <table:table-cell table:style-name="ce42" office:value-type="float" office:value="1" calcext:value-type="float">
            <text:p>1</text:p>
          </table:table-cell>
          <table:table-cell table:style-name="ce46" table:formula="of:=([.C9]/[.$C$13])*100" office:value-type="float" office:value="1.88679245283019" calcext:value-type="float">
            <text:p>1.9</text:p>
          </table:table-cell>
          <table:table-cell table:style-name="ce49" office:value-type="float" office:value="0" calcext:value-type="float">
            <text:p>0</text:p>
          </table:table-cell>
          <table:table-cell table:style-name="ce53" table:formula="of:=[.E9]/[.$E$13]" office:value-type="float" office:value="0" calcext:value-type="float">
            <text:p>0.00</text:p>
          </table:table-cell>
          <table:table-cell table:style-name="ce55" table:formula="of:=[.F9]*100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style-name="ce34" office:value-type="string" calcext:value-type="string">
            <text:p>Ponderosa Pine</text:p>
          </table:table-cell>
          <table:table-cell table:style-name="ce39" office:value-type="string" calcext:value-type="string">
            <text:p>PP</text:p>
          </table:table-cell>
          <table:table-cell table:style-name="ce42" office:value-type="float" office:value="1" calcext:value-type="float">
            <text:p>1</text:p>
          </table:table-cell>
          <table:table-cell table:style-name="ce46" table:formula="of:=([.C10]/[.$C$13])*100" office:value-type="float" office:value="1.88679245283019" calcext:value-type="float">
            <text:p>1.9</text:p>
          </table:table-cell>
          <table:table-cell table:style-name="ce49" office:value-type="float" office:value="0" calcext:value-type="float">
            <text:p>0</text:p>
          </table:table-cell>
          <table:table-cell table:style-name="ce53" table:formula="of:=[.E10]/[.$E$13]" office:value-type="float" office:value="0" calcext:value-type="float">
            <text:p>0.00</text:p>
          </table:table-cell>
          <table:table-cell table:style-name="ce55" table:formula="of:=[.F10]*100" office:value-type="float" office:value="0" calcext:value-type="float">
            <text:p>0.00</text:p>
          </table:table-cell>
          <table:table-cell table:number-columns-repeated="57"/>
        </table:table-row>
        <table:table-row table:style-name="ro3">
          <table:table-cell table:style-name="ce34" office:value-type="string" calcext:value-type="string">
            <text:p>Mixed Conifer</text:p>
          </table:table-cell>
          <table:table-cell table:style-name="ce39" office:value-type="string" calcext:value-type="string">
            <text:p>MC</text:p>
          </table:table-cell>
          <table:table-cell table:style-name="ce42" office:value-type="float" office:value="0" calcext:value-type="float">
            <text:p>0</text:p>
          </table:table-cell>
          <table:table-cell table:style-name="ce46" table:formula="of:=([.C11]/[.$C$13])*100" office:value-type="float" office:value="0" calcext:value-type="float">
            <text:p>0.0</text:p>
          </table:table-cell>
          <table:table-cell table:style-name="ce49" office:value-type="float" office:value="0" calcext:value-type="float">
            <text:p>0</text:p>
          </table:table-cell>
          <table:table-cell table:style-name="ce53" table:formula="of:=[.E11]/[.$E$13]" office:value-type="float" office:value="0" calcext:value-type="float">
            <text:p>0.00</text:p>
          </table:table-cell>
          <table:table-cell table:style-name="ce55" table:formula="of:=[.F11]*100" office:value-type="float" office:value="0" calcext:value-type="float">
            <text:p>0.00</text:p>
          </table:table-cell>
          <table:table-cell table:number-columns-repeated="57"/>
        </table:table-row>
        <table:table-row table:style-name="ro2">
          <table:table-cell table:style-name="ce34" office:value-type="string" calcext:value-type="string">
            <text:p>Aspen</text:p>
          </table:table-cell>
          <table:table-cell table:style-name="ce39" office:value-type="string" calcext:value-type="string">
            <text:p>AS</text:p>
          </table:table-cell>
          <table:table-cell table:style-name="ce42" office:value-type="float" office:value="0" calcext:value-type="float">
            <text:p>0</text:p>
          </table:table-cell>
          <table:table-cell table:style-name="ce45" table:formula="of:=([.C12]/[.$C$13])*100" office:value-type="float" office:value="0" calcext:value-type="float">
            <text:p>0.0</text:p>
          </table:table-cell>
          <table:table-cell table:style-name="ce49" office:value-type="float" office:value="0" calcext:value-type="float">
            <text:p>0</text:p>
          </table:table-cell>
          <table:table-cell table:style-name="ce53" table:formula="of:=[.E12]/[.$E$13]" office:value-type="float" office:value="0" calcext:value-type="float">
            <text:p>0.00</text:p>
          </table:table-cell>
          <table:table-cell table:style-name="ce55" table:formula="of:=[.F12]*100" office:value-type="float" office:value="0" calcext:value-type="float">
            <text:p>0.00</text:p>
          </table:table-cell>
          <table:table-cell table:number-columns-repeated="57"/>
        </table:table-row>
        <table:table-row table:style-name="ro2">
          <table:table-cell table:style-name="ce35"/>
          <table:table-cell table:style-name="ce40" office:value-type="string" calcext:value-type="string">
            <text:p>Totals: </text:p>
          </table:table-cell>
          <table:table-cell table:style-name="ce43" table:formula="of:=SUM([.C3:.C12])" office:value-type="float" office:value="53" calcext:value-type="float">
            <text:p>53.0</text:p>
          </table:table-cell>
          <table:table-cell table:style-name="ce43" table:formula="of:=SUM([.D3:.D12])" office:value-type="float" office:value="100" calcext:value-type="float">
            <text:p>100.0</text:p>
          </table:table-cell>
          <table:table-cell table:style-name="ce50" table:formula="of:=SUM([.E3:.E12])" office:value-type="float" office:value="55" calcext:value-type="float">
            <text:p>55</text:p>
          </table:table-cell>
          <table:table-cell table:style-name="ce50" table:formula="of:=SUM([.F3:.F12])" office:value-type="float" office:value="1" calcext:value-type="float">
            <text:p>1</text:p>
          </table:table-cell>
          <table:table-cell table:style-name="ce50" table:formula="of:=SUM([.G3:.G12])" office:value-type="float" office:value="100" calcext:value-type="float">
            <text:p>100</text:p>
          </table:table-cell>
          <table:table-cell table:number-columns-repeated="57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office:value-type="string" calcext:value-type="string">
            <text:p>Determine if we want to try and sample Aspen or not. The areas that are not too steep to sample have private access issues. </text:p>
          </table:table-cell>
          <table:table-cell table:number-columns-repeated="63"/>
        </table:table-row>
        <table:table-row table:style-name="ro3" table:number-rows-repeated="104855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nitial Process" table:style-name="ta3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column table:style-name="co16" table:number-columns-repeated="2" table:default-cell-style-name="ce6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7" table:default-cell-style-name="Default"/>
        <table:table-row table:style-name="ro3">
          <table:table-cell office:value-type="string" calcext:value-type="string">
            <text:p>Plot ID </text:p>
          </table:table-cell>
          <table:table-cell office:value-type="string" calcext:value-type="string">
            <text:p>Panel 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ext in line or oversample</text:p>
          </table:table-cell>
          <table:table-cell office:value-type="string" calcext:value-type="string">
            <text:p>Com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S-012</text:p>
          </table:table-cell>
          <table:table-cell office:value-type="string" calcext:value-type="string">
            <text:p>OverSample 2020</text:p>
          </table:table-cell>
          <table:table-cell office:value-type="float" office:value="-107.463081" calcext:value-type="float">
            <text:p>-107.463081</text:p>
          </table:table-cell>
          <table:table-cell office:value-type="float" office:value="38.54463" calcext:value-type="float">
            <text:p>38.544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able if access is granted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S-013</text:p>
          </table:table-cell>
          <table:table-cell office:value-type="string" calcext:value-type="string">
            <text:p>OverSample2020</text:p>
          </table:table-cell>
          <table:table-cell office:value-type="float" office:value="-108.190263" calcext:value-type="float">
            <text:p>-108.190263</text:p>
          </table:table-cell>
          <table:table-cell office:value-type="float" office:value="38.002549" calcext:value-type="float">
            <text:p>38.00254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Looks samplable if access is granted 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AS-014</text:p>
          </table:table-cell>
          <table:table-cell table:number-columns-repeated="3"/>
          <table:table-cell office:value-type="string" calcext:value-type="string">
            <text:p>Oversample</text:p>
          </table:table-cell>
          <table:table-cell office:value-type="string" calcext:value-type="string">
            <text:p>Likely reject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AS-015</text:p>
          </table:table-cell>
          <table:table-cell table:number-columns-repeated="3"/>
          <table:table-cell office:value-type="string" calcext:value-type="string">
            <text:p>Oversample</text:p>
          </table:table-cell>
          <table:table-cell office:value-type="string" calcext:value-type="string">
            <text:p>Likely rej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S-016</text:p>
          </table:table-cell>
          <table:table-cell office:value-type="string" calcext:value-type="string">
            <text:p>OverSample2021</text:p>
          </table:table-cell>
          <table:table-cell office:value-type="float" office:value="-107.605527" calcext:value-type="float">
            <text:p>-107.605527</text:p>
          </table:table-cell>
          <table:table-cell office:value-type="float" office:value="38.287145" calcext:value-type="float">
            <text:p>38.287145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if access is granted Samplable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S-017</text:p>
          </table:table-cell>
          <table:table-cell office:value-type="string" calcext:value-type="string">
            <text:p>OverSample2021</text:p>
          </table:table-cell>
          <table:table-cell office:value-type="float" office:value="-108.209027" calcext:value-type="float">
            <text:p>-108.209027</text:p>
          </table:table-cell>
          <table:table-cell office:value-type="float" office:value="38.014639" calcext:value-type="float">
            <text:p>38.01463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if access is granted Samplable 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AS-018</text:p>
          </table:table-cell>
          <table:table-cell table:number-columns-repeated="3"/>
          <table:table-cell office:value-type="string" calcext:value-type="string">
            <text:p>Oversample</text:p>
          </table:table-cell>
          <table:table-cell office:value-type="string" calcext:value-type="string">
            <text:p>Likely reject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AS-019</text:p>
          </table:table-cell>
          <table:table-cell table:number-columns-repeated="3"/>
          <table:table-cell office:value-type="string" calcext:value-type="string">
            <text:p>Oversample</text:p>
          </table:table-cell>
          <table:table-cell office:value-type="string" calcext:value-type="string">
            <text:p>Rej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S-020</text:p>
          </table:table-cell>
          <table:table-cell office:value-type="string" calcext:value-type="string">
            <text:p>OverSample2022</text:p>
          </table:table-cell>
          <table:table-cell office:value-type="float" office:value="-107.76118" calcext:value-type="float">
            <text:p>-107.76118</text:p>
          </table:table-cell>
          <table:table-cell office:value-type="float" office:value="38.894106" calcext:value-type="float">
            <text:p>38.894106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able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-025</text:p>
          </table:table-cell>
          <table:table-cell office:value-type="float" office:value="2022" calcext:value-type="float">
            <text:p>2022</text:p>
          </table:table-cell>
          <table:table-cell office:value-type="float" office:value="-108.652219" calcext:value-type="float">
            <text:p>-108.652219</text:p>
          </table:table-cell>
          <table:table-cell office:value-type="float" office:value="38.407562" calcext:value-type="float">
            <text:p>38.4075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albe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-026</text:p>
          </table:table-cell>
          <table:table-cell office:value-type="string" calcext:value-type="string">
            <text:p>OverSample2018</text:p>
          </table:table-cell>
          <table:table-cell office:value-type="float" office:value="-108.700075" calcext:value-type="float">
            <text:p>-108.700075</text:p>
          </table:table-cell>
          <table:table-cell office:value-type="float" office:value="38.440317" calcext:value-type="float">
            <text:p>38.440317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If needed - Samplable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-027</text:p>
          </table:table-cell>
          <table:table-cell office:value-type="string" calcext:value-type="string">
            <text:p>OverSample2018</text:p>
          </table:table-cell>
          <table:table-cell office:value-type="float" office:value="-108.983816" calcext:value-type="float">
            <text:p>-108.983816</text:p>
          </table:table-cell>
          <table:table-cell office:value-type="float" office:value="38.275184" calcext:value-type="float">
            <text:p>38.275184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If needed - Samplable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-028</text:p>
          </table:table-cell>
          <table:table-cell office:value-type="string" calcext:value-type="string">
            <text:p>OverSample2018</text:p>
          </table:table-cell>
          <table:table-cell office:value-type="float" office:value="-108.304941" calcext:value-type="float">
            <text:p>-108.304941</text:p>
          </table:table-cell>
          <table:table-cell office:value-type="float" office:value="38.823564" calcext:value-type="float">
            <text:p>38.823564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If needed - Samplable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T-117</text:p>
          </table:table-cell>
          <table:table-cell office:value-type="string" calcext:value-type="string">
            <text:p>OverSample 2018</text:p>
          </table:table-cell>
          <table:table-cell office:value-type="float" office:value="-108.716718" calcext:value-type="float">
            <text:p>-108.716718</text:p>
          </table:table-cell>
          <table:table-cell office:value-type="float" office:value="38.247484" calcext:value-type="float">
            <text:p>38.2474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T-118</text:p>
          </table:table-cell>
          <table:table-cell table:style-name="ce56" office:value-type="string" calcext:value-type="string">
            <text:p>OverSample 2018</text:p>
          </table:table-cell>
          <table:table-cell office:value-type="float" office:value="-107.841974" calcext:value-type="float">
            <text:p>-107.841974</text:p>
          </table:table-cell>
          <table:table-cell office:value-type="float" office:value="38.526401" calcext:value-type="float">
            <text:p>38.5264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de of hill in SD - possible reject but need eyes in the fiel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T-119</text:p>
          </table:table-cell>
          <table:table-cell office:value-type="string" calcext:value-type="string">
            <text:p>OverSample 2019</text:p>
          </table:table-cell>
          <table:table-cell office:value-type="float" office:value="-108.457755" calcext:value-type="float">
            <text:p>-108.457755</text:p>
          </table:table-cell>
          <table:table-cell office:value-type="float" office:value="38.695429" calcext:value-type="float">
            <text:p>38.6954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ject - on side of cliff. Off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T-120</text:p>
          </table:table-cell>
          <table:table-cell office:value-type="string" calcext:value-type="string">
            <text:p>OverSample 2019</text:p>
          </table:table-cell>
          <table:table-cell table:style-name="ce64" office:value-type="float" office:value="-108.320024" calcext:value-type="float">
            <text:p>-108.320024</text:p>
          </table:table-cell>
          <table:table-cell office:value-type="float" office:value="38.682319" calcext:value-type="float">
            <text:p>38.6823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kely rej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T-121</text:p>
          </table:table-cell>
          <table:table-cell office:value-type="string" calcext:value-type="string">
            <text:p>OverSample 2019</text:p>
          </table:table-cell>
          <table:table-cell office:value-type="float" office:value="-108.92495" calcext:value-type="float">
            <text:p>-108.92495</text:p>
          </table:table-cell>
          <table:table-cell office:value-type="float" office:value="38.401541" calcext:value-type="float">
            <text:p>38.40154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Reject - on side of cliff. Off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T-122</text:p>
          </table:table-cell>
          <table:table-cell office:value-type="string" calcext:value-type="string">
            <text:p>OverSample 2020</text:p>
          </table:table-cell>
          <table:table-cell office:value-type="float" office:value="-107.839792" calcext:value-type="float">
            <text:p>-107.839792</text:p>
          </table:table-cell>
          <table:table-cell office:value-type="float" office:value="38.556978" calcext:value-type="float">
            <text:p>38.556978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T-123</text:p>
          </table:table-cell>
          <table:table-cell office:value-type="string" calcext:value-type="string">
            <text:p>OverSample 2020</text:p>
          </table:table-cell>
          <table:table-cell office:value-type="float" office:value="-108.372369" calcext:value-type="float">
            <text:p>-108.372369</text:p>
          </table:table-cell>
          <table:table-cell office:value-type="float" office:value="38.66486" calcext:value-type="float">
            <text:p>38.66486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May be able to move - On side of clif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T-124</text:p>
          </table:table-cell>
          <table:table-cell office:value-type="string" calcext:value-type="string">
            <text:p>OverSample 2020</text:p>
          </table:table-cell>
          <table:table-cell office:value-type="float" office:value="-108.909085" calcext:value-type="float">
            <text:p>-108.909085</text:p>
          </table:table-cell>
          <table:table-cell office:value-type="float" office:value="38.294985" calcext:value-type="float">
            <text:p>38.294985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Reject - on side of cliff. Off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T-125</text:p>
          </table:table-cell>
          <table:table-cell office:value-type="string" calcext:value-type="string">
            <text:p>OverSample 2021</text:p>
          </table:table-cell>
          <table:table-cell office:value-type="float" office:value="-108.846424" calcext:value-type="float">
            <text:p>-108.846424</text:p>
          </table:table-cell>
          <table:table-cell office:value-type="float" office:value="38.409131" calcext:value-type="float">
            <text:p>38.40913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Likely can be moved into PJ - On side of cliff</text:p>
          </table:table-cell>
          <table:table-cell table:number-columns-repeated="1018"/>
        </table:table-row>
        <table:table-row table:style-name="ro3">
          <table:table-cell table:style-name="ce56" office:value-type="string" calcext:value-type="string">
            <text:p>OT-126</text:p>
          </table:table-cell>
          <table:table-cell office:value-type="string" calcext:value-type="string">
            <text:p>OverSample 2021</text:p>
          </table:table-cell>
          <table:table-cell office:value-type="float" office:value="-107.775565" calcext:value-type="float">
            <text:p>-107.775565</text:p>
          </table:table-cell>
          <table:table-cell office:value-type="float" office:value="38.44739" calcext:value-type="float">
            <text:p>38.4473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able <text:s text:c="3"/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J-155</text:p>
          </table:table-cell>
          <table:table-cell office:value-type="float" office:value="2022" calcext:value-type="float">
            <text:p>2022</text:p>
          </table:table-cell>
          <table:table-cell office:value-type="float" office:value="-107.684102" calcext:value-type="float">
            <text:p>-107.684102</text:p>
          </table:table-cell>
          <table:table-cell office:value-type="float" office:value="38.881562" calcext:value-type="float">
            <text:p>38.8815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able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PJ-156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PJ-157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J-158</text:p>
          </table:table-cell>
          <table:table-cell office:value-type="string" calcext:value-type="string">
            <text:p>Oversample 2018</text:p>
          </table:table-cell>
          <table:table-cell office:value-type="float" office:value="-108.326579" calcext:value-type="float">
            <text:p>-108.326579</text:p>
          </table:table-cell>
          <table:table-cell office:value-type="float" office:value="38.594999" calcext:value-type="float">
            <text:p>38.5949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oks samplable - may be a little difficul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J-159</text:p>
          </table:table-cell>
          <table:table-cell office:value-type="string" calcext:value-type="string">
            <text:p>Oversample 2019</text:p>
          </table:table-cell>
          <table:table-cell office:value-type="float" office:value="-107.729931" calcext:value-type="float">
            <text:p>-107.729931</text:p>
          </table:table-cell>
          <table:table-cell office:value-type="float" office:value="38.27956" calcext:value-type="float">
            <text:p>38.279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table:style-name="ce57" office:value-type="string" calcext:value-type="string">
            <text:p>PJ-160</text:p>
          </table:table-cell>
          <table:table-cell table:style-name="ce57" office:value-type="string" calcext:value-type="string">
            <text:p>Oversample 2019</text:p>
          </table:table-cell>
          <table:table-cell table:style-name="ce65" office:value-type="float" office:value="-108.821902" calcext:value-type="float">
            <text:p>-108.821902</text:p>
          </table:table-cell>
          <table:table-cell table:style-name="ce65" office:value-type="float" office:value="38.380095" calcext:value-type="float">
            <text:p>38.380095</text:p>
          </table:table-cell>
          <table:table-cell table:style-name="ce57" office:value-type="string" calcext:value-type="string">
            <text:p>Yes</text:p>
          </table:table-cell>
          <table:table-cell table:style-name="ce57"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table:style-name="ce57" office:value-type="string" calcext:value-type="string">
            <text:p>PJ-161</text:p>
          </table:table-cell>
          <table:table-cell table:style-name="ce57" office:value-type="string" calcext:value-type="string">
            <text:p>Oversample 2019</text:p>
          </table:table-cell>
          <table:table-cell office:value-type="float" office:value="-108.843548" calcext:value-type="float">
            <text:p>-108.843548</text:p>
          </table:table-cell>
          <table:table-cell office:value-type="float" office:value="38.216196" calcext:value-type="float">
            <text:p>38.216196</text:p>
          </table:table-cell>
          <table:table-cell table:style-name="ce57" office:value-type="string" calcext:value-type="string">
            <text:p>Yes</text:p>
          </table:table-cell>
          <table:table-cell table:style-name="ce57" office:value-type="string" calcext:value-type="string">
            <text:p>Samplable - Possible move</text:p>
          </table:table-cell>
          <table:table-cell table:number-columns-repeated="1018"/>
        </table:table-row>
        <table:table-row table:style-name="ro3">
          <table:table-cell table:style-name="ce57" office:value-type="string" calcext:value-type="string">
            <text:p>PJ-162</text:p>
          </table:table-cell>
          <table:table-cell table:style-name="ce57" office:value-type="string" calcext:value-type="string">
            <text:p>Oversample 2020</text:p>
          </table:table-cell>
          <table:table-cell office:value-type="float" office:value="-108.255481" calcext:value-type="float">
            <text:p>-108.255481</text:p>
          </table:table-cell>
          <table:table-cell office:value-type="float" office:value="38.562017" calcext:value-type="float">
            <text:p>38.562017</text:p>
          </table:table-cell>
          <table:table-cell table:style-name="ce57" office:value-type="string" calcext:value-type="string">
            <text:p>Oversample</text:p>
          </table:table-cell>
          <table:table-cell table:style-name="ce57" office:value-type="string" calcext:value-type="string">
            <text:p>Possible with a move</text:p>
          </table:table-cell>
          <table:table-cell table:number-columns-repeated="1018"/>
        </table:table-row>
        <table:table-row table:style-name="ro3">
          <table:table-cell table:style-name="ce57" office:value-type="string" calcext:value-type="string">
            <text:p>PJ-163</text:p>
          </table:table-cell>
          <table:table-cell table:style-name="ce57" office:value-type="string" calcext:value-type="string">
            <text:p>Oversample 2020</text:p>
          </table:table-cell>
          <table:table-cell office:value-type="float" office:value="-107.830671" calcext:value-type="float">
            <text:p>-107.830671</text:p>
          </table:table-cell>
          <table:table-cell office:value-type="float" office:value="38.890193" calcext:value-type="float">
            <text:p>38.890193</text:p>
          </table:table-cell>
          <table:table-cell table:style-name="ce57" office:value-type="string" calcext:value-type="string">
            <text:p>Oversample</text:p>
          </table:table-cell>
          <table:table-cell table:style-name="ce57"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J-164</text:p>
          </table:table-cell>
          <table:table-cell table:style-name="ce57" office:value-type="string" calcext:value-type="string">
            <text:p>Oversample 2020</text:p>
          </table:table-cell>
          <table:table-cell office:value-type="float" office:value="-108.948949" calcext:value-type="float">
            <text:p>-108.948949</text:p>
          </table:table-cell>
          <table:table-cell office:value-type="float" office:value="38.407282" calcext:value-type="float">
            <text:p>38.407282</text:p>
          </table:table-cell>
          <table:table-cell table:style-name="ce57" office:value-type="string" calcext:value-type="string">
            <text:p>Oversample</text:p>
          </table:table-cell>
          <table:table-cell table:style-name="ce57" office:value-type="string" calcext:value-type="string">
            <text:p>Likely Reject - May be possible with mov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J-165</text:p>
          </table:table-cell>
          <table:table-cell office:value-type="string" calcext:value-type="string">
            <text:p>Oversample 2021</text:p>
          </table:table-cell>
          <table:table-cell office:value-type="float" office:value="-108.691779" calcext:value-type="float">
            <text:p>-108.691779</text:p>
          </table:table-cell>
          <table:table-cell office:value-type="float" office:value="38.439375" calcext:value-type="float">
            <text:p>38.439375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J-166</text:p>
          </table:table-cell>
          <table:table-cell office:value-type="string" calcext:value-type="string">
            <text:p>Oversample 2021</text:p>
          </table:table-cell>
          <table:table-cell office:value-type="float" office:value="-108.291681" calcext:value-type="float">
            <text:p>-108.291681</text:p>
          </table:table-cell>
          <table:table-cell office:value-type="float" office:value="38.683439" calcext:value-type="float">
            <text:p>38.68343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abe with move (West)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J-167</text:p>
          </table:table-cell>
          <table:table-cell office:value-type="string" calcext:value-type="string">
            <text:p>Oversample 2021</text:p>
          </table:table-cell>
          <table:table-cell office:value-type="float" office:value="-108.005397" calcext:value-type="float">
            <text:p>-108.005397</text:p>
          </table:table-cell>
          <table:table-cell office:value-type="float" office:value="38.422991" calcext:value-type="float">
            <text:p>38.42299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table:style-name="ce56" office:value-type="string" calcext:value-type="string">
            <text:p>PJ-168</text:p>
          </table:table-cell>
          <table:table-cell table:style-name="ce56" office:value-type="string" calcext:value-type="string">
            <text:p>Oversample 2022</text:p>
          </table:table-cell>
          <table:table-cell office:value-type="float" office:value="-108.679437" calcext:value-type="float">
            <text:p>-108.679437</text:p>
          </table:table-cell>
          <table:table-cell office:value-type="float" office:value="38.239586" calcext:value-type="float">
            <text:p>38.239586</text:p>
          </table:table-cell>
          <table:table-cell table:style-name="ce56" office:value-type="string" calcext:value-type="string">
            <text:p>Oversample</text:p>
          </table:table-cell>
          <table:table-cell table:style-name="ce56" office:value-type="string" calcext:value-type="string">
            <text:p>Possible Reject. Too hard to tell on GE</text:p>
          </table:table-cell>
          <table:table-cell table:number-columns-repeated="1018"/>
        </table:table-row>
        <table:table-row table:style-name="ro3">
          <table:table-cell table:style-name="ce56" office:value-type="string" calcext:value-type="string">
            <text:p>PJ-169</text:p>
          </table:table-cell>
          <table:table-cell table:style-name="ce56" office:value-type="string" calcext:value-type="string">
            <text:p>Oversample 2022</text:p>
          </table:table-cell>
          <table:table-cell office:value-type="float" office:value="-108.331351" calcext:value-type="float">
            <text:p>-108.331351</text:p>
          </table:table-cell>
          <table:table-cell office:value-type="float" office:value="38.107853" calcext:value-type="float">
            <text:p>38.107853</text:p>
          </table:table-cell>
          <table:table-cell table:style-name="ce56" office:value-type="string" calcext:value-type="string">
            <text:p>Oversample</text:p>
          </table:table-cell>
          <table:table-cell table:style-name="ce56" office:value-type="string" calcext:value-type="string">
            <text:p>Possible Reject. Too hard to tell on GE</text:p>
          </table:table-cell>
          <table:table-cell table:number-columns-repeated="1018"/>
        </table:table-row>
        <table:table-row table:style-name="ro3">
          <table:table-cell table:style-name="ce56" office:value-type="string" calcext:value-type="string">
            <text:p>PJ-170</text:p>
          </table:table-cell>
          <table:table-cell table:style-name="ce56" office:value-type="string" calcext:value-type="string">
            <text:p>Oversample 2022</text:p>
          </table:table-cell>
          <table:table-cell office:value-type="float" office:value="-109.009443" calcext:value-type="float">
            <text:p>-109.009443</text:p>
          </table:table-cell>
          <table:table-cell office:value-type="float" office:value="38.350063" calcext:value-type="float">
            <text:p>38.350063</text:p>
          </table:table-cell>
          <table:table-cell table:style-name="ce56" office:value-type="string" calcext:value-type="string">
            <text:p>Oversample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8" office:value-type="string" calcext:value-type="string">
            <text:p>PP-176 </text:p>
          </table:table-cell>
          <table:table-cell table:style-name="ce58" office:value-type="string" calcext:value-type="string">
            <text:p>Oversample 2018</text:p>
          </table:table-cell>
          <table:table-cell table:style-name="ce66" office:value-type="float" office:value="-108.14641" calcext:value-type="float">
            <text:p>-108.14641</text:p>
          </table:table-cell>
          <table:table-cell table:style-name="ce66" office:value-type="float" office:value="38.479305" calcext:value-type="float">
            <text:p>38.479305</text:p>
          </table:table-cell>
          <table:table-cell table:style-name="ce58" office:value-type="string" calcext:value-type="string">
            <text:p>Yes</text:p>
          </table:table-cell>
          <table:table-cell table:style-name="ce58"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table:style-name="ce58" office:value-type="string" calcext:value-type="string">
            <text:p>PP-177</text:p>
          </table:table-cell>
          <table:table-cell table:style-name="ce58" office:value-type="string" calcext:value-type="string">
            <text:p>Oversample 2018</text:p>
          </table:table-cell>
          <table:table-cell table:style-name="ce67" office:value-type="float" office:value="-108.042896" calcext:value-type="float">
            <text:p>-108.042896</text:p>
          </table:table-cell>
          <table:table-cell table:style-name="ce67" office:value-type="float" office:value="38.902257" calcext:value-type="float">
            <text:p>38.902257</text:p>
          </table:table-cell>
          <table:table-cell table:style-name="ce58" office:value-type="string" calcext:value-type="string">
            <text:p>Oversample</text:p>
          </table:table-cell>
          <table:table-cell table:style-name="ce58"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table:style-name="ce58" office:value-type="string" calcext:value-type="string">
            <text:p>PP-178</text:p>
          </table:table-cell>
          <table:table-cell table:style-name="ce58" office:value-type="string" calcext:value-type="string">
            <text:p>Oversample 2019</text:p>
          </table:table-cell>
          <table:table-cell table:style-name="ce67" office:value-type="float" office:value="-108.098681" calcext:value-type="float">
            <text:p>-108.098681</text:p>
          </table:table-cell>
          <table:table-cell table:style-name="ce67" office:value-type="float" office:value="38.046647" calcext:value-type="float">
            <text:p>38.046647</text:p>
          </table:table-cell>
          <table:table-cell table:style-name="ce58" office:value-type="string" calcext:value-type="string">
            <text:p>Oversample</text:p>
          </table:table-cell>
          <table:table-cell table:style-name="ce58" office:value-type="string" calcext:value-type="string">
            <text:p>Possible Reject. Hard to tell on GE</text:p>
          </table:table-cell>
          <table:table-cell table:number-columns-repeated="1018"/>
        </table:table-row>
        <table:table-row table:style-name="ro3">
          <table:table-cell table:style-name="ce58" office:value-type="string" calcext:value-type="string">
            <text:p>PP-179</text:p>
          </table:table-cell>
          <table:table-cell table:style-name="ce58" office:value-type="string" calcext:value-type="string">
            <text:p>Oversample 2019</text:p>
          </table:table-cell>
          <table:table-cell table:style-name="ce67" office:value-type="float" office:value="-108.124899" calcext:value-type="float">
            <text:p>-108.124899</text:p>
          </table:table-cell>
          <table:table-cell table:style-name="ce67" office:value-type="float" office:value="38.857399" calcext:value-type="float">
            <text:p>38.857399</text:p>
          </table:table-cell>
          <table:table-cell table:style-name="ce58" office:value-type="string" calcext:value-type="string">
            <text:p>Oversample</text:p>
          </table:table-cell>
          <table:table-cell table:style-name="ce58"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table:style-name="ce59" office:value-type="string" calcext:value-type="string">
            <text:p>PP-180</text:p>
          </table:table-cell>
          <table:table-cell table:style-name="ce62" office:value-type="string" calcext:value-type="string">
            <text:p>Oversample 2019</text:p>
          </table:table-cell>
          <table:table-cell table:style-name="ce68" office:value-type="float" office:value="-108.14115" calcext:value-type="float">
            <text:p>-108.14115</text:p>
          </table:table-cell>
          <table:table-cell table:style-name="ce68" office:value-type="float" office:value="38.441078" calcext:value-type="float">
            <text:p>38.441078</text:p>
          </table:table-cell>
          <table:table-cell table:style-name="ce62" office:value-type="string" calcext:value-type="string">
            <text:p>Oversample</text:p>
          </table:table-cell>
          <table:table-cell table:style-name="ce62" office:value-type="string" calcext:value-type="string">
            <text:p>Samplable </text:p>
          </table:table-cell>
          <table:table-cell table:style-name="ce70" table:number-columns-repeated="1018"/>
        </table:table-row>
        <table:table-row table:style-name="ro3">
          <table:table-cell table:style-name="ce60" office:value-type="string" calcext:value-type="string">
            <text:p>RI-205</text:p>
          </table:table-cell>
          <table:table-cell table:style-name="ce56" office:value-type="float" office:value="2022" calcext:value-type="float">
            <text:p>2022</text:p>
          </table:table-cell>
          <table:table-cell table:style-name="ce67" office:value-type="float" office:value="-107.899579" calcext:value-type="float">
            <text:p>-107.899579</text:p>
          </table:table-cell>
          <table:table-cell table:style-name="ce67" office:value-type="float" office:value="38.769987" calcext:value-type="float">
            <text:p>38.769987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Proximity to road may be an issue</text:p>
          </table:table-cell>
          <table:table-cell table:number-columns-repeated="1018"/>
        </table:table-row>
        <table:table-row table:style-name="ro3">
          <table:table-cell table:style-name="ce61" office:value-type="string" calcext:value-type="string">
            <text:p>RI-206</text:p>
          </table:table-cell>
          <table:table-cell table:style-name="ce60" office:value-type="string" calcext:value-type="string">
            <text:p>SAMPLED IN 2018</text:p>
          </table:table-cell>
          <table:table-cell table:number-columns-repeated="2" table:style-name="ce69" office:value-type="string" calcext:value-type="string">
            <text:p>SAMPLED IN 2018</text:p>
          </table:table-cell>
          <table:table-cell table:number-columns-repeated="2" table:style-name="ce60" office:value-type="string" calcext:value-type="string">
            <text:p>SAMPLED IN 2018</text:p>
          </table:table-cell>
          <table:table-cell table:number-columns-repeated="1018"/>
        </table:table-row>
        <table:table-row table:style-name="ro3">
          <table:table-cell table:style-name="ce61" office:value-type="string" calcext:value-type="string">
            <text:p>RI-207</text:p>
          </table:table-cell>
          <table:table-cell table:style-name="ce60" office:value-type="string" calcext:value-type="string">
            <text:p>SAMPLED IN 2018</text:p>
          </table:table-cell>
          <table:table-cell table:number-columns-repeated="2" table:style-name="ce69" office:value-type="string" calcext:value-type="string">
            <text:p>SAMPLED IN 2018</text:p>
          </table:table-cell>
          <table:table-cell table:number-columns-repeated="2" table:style-name="ce60" office:value-type="string" calcext:value-type="string">
            <text:p>SAMPLED IN 2018</text:p>
          </table:table-cell>
          <table:table-cell table:number-columns-repeated="1018"/>
        </table:table-row>
        <table:table-row table:style-name="ro3">
          <table:table-cell table:style-name="ce61" office:value-type="string" calcext:value-type="string">
            <text:p>RI-208</text:p>
          </table:table-cell>
          <table:table-cell table:style-name="ce60" office:value-type="string" calcext:value-type="string">
            <text:p>SAMPLED IN 2018</text:p>
          </table:table-cell>
          <table:table-cell table:number-columns-repeated="2" table:style-name="ce69" office:value-type="string" calcext:value-type="string">
            <text:p>SAMPLED IN 2018</text:p>
          </table:table-cell>
          <table:table-cell table:number-columns-repeated="2" table:style-name="ce60" office:value-type="string" calcext:value-type="string">
            <text:p>SAMPLED IN 2018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RI-209</text:p>
          </table:table-cell>
          <table:table-cell table:style-name="ce60" office:value-type="string" calcext:value-type="string">
            <text:p>Oversample 2019</text:p>
          </table:table-cell>
          <table:table-cell office:value-type="float" office:value="-108.468048" calcext:value-type="float">
            <text:p>-108.468048</text:p>
          </table:table-cell>
          <table:table-cell office:value-type="float" office:value="38.180379" calcext:value-type="float">
            <text:p>38.180379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RI-210</text:p>
          </table:table-cell>
          <table:table-cell table:style-name="ce60" office:value-type="string" calcext:value-type="string">
            <text:p>Oversample 2019</text:p>
          </table:table-cell>
          <table:table-cell office:value-type="float" office:value="-107.807742" calcext:value-type="float">
            <text:p>-107.807742</text:p>
          </table:table-cell>
          <table:table-cell office:value-type="float" office:value="38.507712" calcext:value-type="float">
            <text:p>38.507712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RI-211</text:p>
          </table:table-cell>
          <table:table-cell table:style-name="ce60" office:value-type="string" calcext:value-type="string">
            <text:p>Oversample 2019</text:p>
          </table:table-cell>
          <table:table-cell office:value-type="float" office:value="-108.818368" calcext:value-type="float">
            <text:p>-108.818368</text:p>
          </table:table-cell>
          <table:table-cell office:value-type="float" office:value="38.40912" calcext:value-type="float">
            <text:p>38.40912</text:p>
          </table:table-cell>
          <table:table-cell table:style-name="ce60" office:value-type="string" calcext:value-type="string">
            <text:p>Oversample</text:p>
          </table:table-cell>
          <table:table-cell table:style-name="ce60" office:value-type="string" calcext:value-type="string">
            <text:p>Reject - running water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RI-212</text:p>
          </table:table-cell>
          <table:table-cell table:style-name="ce60" office:value-type="string" calcext:value-type="string">
            <text:p>Oversample 2020</text:p>
          </table:table-cell>
          <table:table-cell office:value-type="float" office:value="-108.094009" calcext:value-type="float">
            <text:p>-108.094009</text:p>
          </table:table-cell>
          <table:table-cell office:value-type="float" office:value="38.522557" calcext:value-type="float">
            <text:p>38.522557</text:p>
          </table:table-cell>
          <table:table-cell table:style-name="ce60" office:value-type="string" calcext:value-type="string">
            <text:p>Oversample</text:p>
          </table:table-cell>
          <table:table-cell table:style-name="ce60"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RI-213</text:p>
          </table:table-cell>
          <table:table-cell table:style-name="ce60" office:value-type="string" calcext:value-type="string">
            <text:p>Oversample 2020</text:p>
          </table:table-cell>
          <table:table-cell office:value-type="float" office:value="-108.941801" calcext:value-type="float">
            <text:p>-108.941801</text:p>
          </table:table-cell>
          <table:table-cell office:value-type="float" office:value="38.239491" calcext:value-type="float">
            <text:p>38.239491</text:p>
          </table:table-cell>
          <table:table-cell table:style-name="ce60" office:value-type="string" calcext:value-type="string">
            <text:p>Oversample</text:p>
          </table:table-cell>
          <table:table-cell table:style-name="ce60" office:value-type="string" calcext:value-type="string">
            <text:p>Possible reject - possible raft in. 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RI-214</text:p>
          </table:table-cell>
          <table:table-cell table:style-name="ce60" office:value-type="string" calcext:value-type="string">
            <text:p>Oversample 2020</text:p>
          </table:table-cell>
          <table:table-cell office:value-type="float" office:value="-108.058674" calcext:value-type="float">
            <text:p>-108.058674</text:p>
          </table:table-cell>
          <table:table-cell office:value-type="float" office:value="38.518105" calcext:value-type="float">
            <text:p>38.518105</text:p>
          </table:table-cell>
          <table:table-cell table:style-name="ce60" office:value-type="string" calcext:value-type="string">
            <text:p>Oversample</text:p>
          </table:table-cell>
          <table:table-cell table:style-name="ce60"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294</text:p>
          </table:table-cell>
          <table:table-cell office:value-type="float" office:value="2022" calcext:value-type="float">
            <text:p>2022</text:p>
          </table:table-cell>
          <table:table-cell office:value-type="float" office:value="-108.044479" calcext:value-type="float">
            <text:p>-108.044479</text:p>
          </table:table-cell>
          <table:table-cell office:value-type="float" office:value="38.887456" calcext:value-type="float">
            <text:p>38.887456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Possible Reject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295</text:p>
          </table:table-cell>
          <table:table-cell office:value-type="float" office:value="2022" calcext:value-type="float">
            <text:p>2022</text:p>
          </table:table-cell>
          <table:table-cell office:value-type="float" office:value="-108.911005" calcext:value-type="float">
            <text:p>-108.911005</text:p>
          </table:table-cell>
          <table:table-cell office:value-type="float" office:value="38.426537" calcext:value-type="float">
            <text:p>38.426537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296</text:p>
          </table:table-cell>
          <table:table-cell office:value-type="float" office:value="2022" calcext:value-type="float">
            <text:p>2022</text:p>
          </table:table-cell>
          <table:table-cell office:value-type="float" office:value="-108.613894" calcext:value-type="float">
            <text:p>-108.613894</text:p>
          </table:table-cell>
          <table:table-cell office:value-type="float" office:value="38.269868" calcext:value-type="float">
            <text:p>38.269868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297</text:p>
          </table:table-cell>
          <table:table-cell office:value-type="float" office:value="2022" calcext:value-type="float">
            <text:p>2022</text:p>
          </table:table-cell>
          <table:table-cell office:value-type="float" office:value="-107.843053" calcext:value-type="float">
            <text:p>-107.843053</text:p>
          </table:table-cell>
          <table:table-cell office:value-type="float" office:value="38.57352" calcext:value-type="float">
            <text:p>38.57352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298</text:p>
          </table:table-cell>
          <table:table-cell office:value-type="float" office:value="2022" calcext:value-type="float">
            <text:p>2022</text:p>
          </table:table-cell>
          <table:table-cell office:value-type="float" office:value="-107.725248" calcext:value-type="float">
            <text:p>-107.725248</text:p>
          </table:table-cell>
          <table:table-cell office:value-type="float" office:value="38.629781" calcext:value-type="float">
            <text:p>38.629781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299</text:p>
          </table:table-cell>
          <table:table-cell office:value-type="float" office:value="2022" calcext:value-type="float">
            <text:p>2022</text:p>
          </table:table-cell>
          <table:table-cell office:value-type="float" office:value="-108.849115" calcext:value-type="float">
            <text:p>-108.849115</text:p>
          </table:table-cell>
          <table:table-cell office:value-type="float" office:value="38.242067" calcext:value-type="float">
            <text:p>38.242067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00</text:p>
          </table:table-cell>
          <table:table-cell office:value-type="float" office:value="2022" calcext:value-type="float">
            <text:p>2022</text:p>
          </table:table-cell>
          <table:table-cell office:value-type="float" office:value="-108.410944" calcext:value-type="float">
            <text:p>-108.410944</text:p>
          </table:table-cell>
          <table:table-cell office:value-type="float" office:value="38.283072" calcext:value-type="float">
            <text:p>38.283072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table:style-name="ce61" office:value-type="string" calcext:value-type="string">
            <text:p>SS-301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3">
          <table:table-cell table:style-name="ce61" office:value-type="string" calcext:value-type="string">
            <text:p>SS-302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3">
          <table:table-cell table:style-name="ce61" office:value-type="string" calcext:value-type="string">
            <text:p>SS-303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3">
          <table:table-cell table:style-name="ce61" office:value-type="string" calcext:value-type="string">
            <text:p>SS-304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05</text:p>
          </table:table-cell>
          <table:table-cell office:value-type="string" calcext:value-type="string">
            <text:p>Oversample 2019</text:p>
          </table:table-cell>
          <table:table-cell office:value-type="float" office:value="-108.032972" calcext:value-type="float">
            <text:p>-108.032972</text:p>
          </table:table-cell>
          <table:table-cell office:value-type="float" office:value="38.436191" calcext:value-type="float">
            <text:p>38.4361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able 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06</text:p>
          </table:table-cell>
          <table:table-cell office:value-type="string" calcext:value-type="string">
            <text:p>Oversample 2019</text:p>
          </table:table-cell>
          <table:table-cell office:value-type="float" office:value="-108.176968" calcext:value-type="float">
            <text:p>-108.176968</text:p>
          </table:table-cell>
          <table:table-cell office:value-type="float" office:value="38.559432" calcext:value-type="float">
            <text:p>38.5594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kely move East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07</text:p>
          </table:table-cell>
          <table:table-cell office:value-type="string" calcext:value-type="string">
            <text:p>Oversample 2019</text:p>
          </table:table-cell>
          <table:table-cell office:value-type="float" office:value="-108.839536" calcext:value-type="float">
            <text:p>-108.839536</text:p>
          </table:table-cell>
          <table:table-cell office:value-type="float" office:value="38.294466" calcext:value-type="float">
            <text:p>38.2944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able 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08</text:p>
          </table:table-cell>
          <table:table-cell office:value-type="string" calcext:value-type="string">
            <text:p>Oversample 2019</text:p>
          </table:table-cell>
          <table:table-cell office:value-type="float" office:value="-108.587029" calcext:value-type="float">
            <text:p>-108.587029</text:p>
          </table:table-cell>
          <table:table-cell office:value-type="float" office:value="38.178208" calcext:value-type="float">
            <text:p>38.1782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able 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09</text:p>
          </table:table-cell>
          <table:table-cell office:value-type="string" calcext:value-type="string">
            <text:p>Oversample 2020</text:p>
          </table:table-cell>
          <table:table-cell office:value-type="float" office:value="-108.019717" calcext:value-type="float">
            <text:p>-108.019717</text:p>
          </table:table-cell>
          <table:table-cell office:value-type="float" office:value="38.387704" calcext:value-type="float">
            <text:p>38.3877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ve off road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10</text:p>
          </table:table-cell>
          <table:table-cell office:value-type="string" calcext:value-type="string">
            <text:p>Oversample 2020</text:p>
          </table:table-cell>
          <table:table-cell office:value-type="float" office:value="-108.260846" calcext:value-type="float">
            <text:p>-108.260846</text:p>
          </table:table-cell>
          <table:table-cell office:value-type="float" office:value="38.863507" calcext:value-type="float">
            <text:p>38.8635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11</text:p>
          </table:table-cell>
          <table:table-cell office:value-type="string" calcext:value-type="string">
            <text:p>Oversample 2020</text:p>
          </table:table-cell>
          <table:table-cell office:value-type="float" office:value="-108.798366" calcext:value-type="float">
            <text:p>-108.798366</text:p>
          </table:table-cell>
          <table:table-cell office:value-type="float" office:value="38.434416" calcext:value-type="float">
            <text:p>38.4344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12</text:p>
          </table:table-cell>
          <table:table-cell office:value-type="string" calcext:value-type="string">
            <text:p>Oversample 2020</text:p>
          </table:table-cell>
          <table:table-cell office:value-type="float" office:value="-108.438279" calcext:value-type="float">
            <text:p>-108.438279</text:p>
          </table:table-cell>
          <table:table-cell office:value-type="float" office:value="38.31586" calcext:value-type="float">
            <text:p>38.315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13</text:p>
          </table:table-cell>
          <table:table-cell office:value-type="string" calcext:value-type="string">
            <text:p>Oversample 2021</text:p>
          </table:table-cell>
          <table:table-cell office:value-type="float" office:value="-108.125509" calcext:value-type="float">
            <text:p>-108.125509</text:p>
          </table:table-cell>
          <table:table-cell office:value-type="float" office:value="38.475573" calcext:value-type="float">
            <text:p>38.4755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14</text:p>
          </table:table-cell>
          <table:table-cell office:value-type="string" calcext:value-type="string">
            <text:p>Oversample 2021</text:p>
          </table:table-cell>
          <table:table-cell office:value-type="float" office:value="-107.665132" calcext:value-type="float">
            <text:p>-107.665132</text:p>
          </table:table-cell>
          <table:table-cell office:value-type="float" office:value="38.927375" calcext:value-type="float">
            <text:p>38.927375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15</text:p>
          </table:table-cell>
          <table:table-cell office:value-type="string" calcext:value-type="string">
            <text:p>Oversample 2021</text:p>
          </table:table-cell>
          <table:table-cell office:value-type="float" office:value="-108.287627" calcext:value-type="float">
            <text:p>-108.287627</text:p>
          </table:table-cell>
          <table:table-cell office:value-type="float" office:value="38.560152" calcext:value-type="float">
            <text:p>38.560152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16</text:p>
          </table:table-cell>
          <table:table-cell office:value-type="string" calcext:value-type="string">
            <text:p>Oversample 2021</text:p>
          </table:table-cell>
          <table:table-cell office:value-type="float" office:value="-108.681069" calcext:value-type="float">
            <text:p>-108.681069</text:p>
          </table:table-cell>
          <table:table-cell office:value-type="float" office:value="38.456526" calcext:value-type="float">
            <text:p>38.456526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17</text:p>
          </table:table-cell>
          <table:table-cell office:value-type="string" calcext:value-type="string">
            <text:p>Oversample 2022</text:p>
          </table:table-cell>
          <table:table-cell office:value-type="float" office:value="-107.492533" calcext:value-type="float">
            <text:p>-107.492533</text:p>
          </table:table-cell>
          <table:table-cell office:value-type="float" office:value="38.927641" calcext:value-type="float">
            <text:p>38.927641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Possible reject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18</text:p>
          </table:table-cell>
          <table:table-cell office:value-type="string" calcext:value-type="string">
            <text:p>Oversample 2022</text:p>
          </table:table-cell>
          <table:table-cell office:value-type="float" office:value="-107.87746" calcext:value-type="float">
            <text:p>-107.87746</text:p>
          </table:table-cell>
          <table:table-cell office:value-type="float" office:value="38.924354" calcext:value-type="float">
            <text:p>38.924354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Possible reject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19</text:p>
          </table:table-cell>
          <table:table-cell office:value-type="string" calcext:value-type="string">
            <text:p>Oversample 2022</text:p>
          </table:table-cell>
          <table:table-cell office:value-type="float" office:value="-108.746507" calcext:value-type="float">
            <text:p>-108.746507</text:p>
          </table:table-cell>
          <table:table-cell office:value-type="float" office:value="38.267168" calcext:value-type="float">
            <text:p>38.267168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S-320</text:p>
          </table:table-cell>
          <table:table-cell office:value-type="string" calcext:value-type="string">
            <text:p>Oversample 2022</text:p>
          </table:table-cell>
          <table:table-cell office:value-type="float" office:value="-108.442432" calcext:value-type="float">
            <text:p>-108.442432</text:p>
          </table:table-cell>
          <table:table-cell office:value-type="float" office:value="38.100348" calcext:value-type="float">
            <text:p>38.100348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392</text:p>
          </table:table-cell>
          <table:table-cell office:value-type="float" office:value="2022" calcext:value-type="float">
            <text:p>2022</text:p>
          </table:table-cell>
          <table:table-cell office:value-type="float" office:value="-107.833458" calcext:value-type="float">
            <text:p>-107.833458</text:p>
          </table:table-cell>
          <table:table-cell office:value-type="float" office:value="38.51496" calcext:value-type="float">
            <text:p>38.514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393</text:p>
          </table:table-cell>
          <table:table-cell office:value-type="float" office:value="2022" calcext:value-type="float">
            <text:p>2022</text:p>
          </table:table-cell>
          <table:table-cell office:value-type="float" office:value="-108.688675" calcext:value-type="float">
            <text:p>-108.688675</text:p>
          </table:table-cell>
          <table:table-cell office:value-type="float" office:value="38.436633" calcext:value-type="float">
            <text:p>38.4366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394</text:p>
          </table:table-cell>
          <table:table-cell office:value-type="float" office:value="2022" calcext:value-type="float">
            <text:p>2022</text:p>
          </table:table-cell>
          <table:table-cell office:value-type="float" office:value="-107.83741" calcext:value-type="float">
            <text:p>-107.83741</text:p>
          </table:table-cell>
          <table:table-cell office:value-type="float" office:value="38.729151" calcext:value-type="float">
            <text:p>38.729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395</text:p>
          </table:table-cell>
          <table:table-cell office:value-type="float" office:value="2022" calcext:value-type="float">
            <text:p>2022</text:p>
          </table:table-cell>
          <table:table-cell office:value-type="float" office:value="-108.340761" calcext:value-type="float">
            <text:p>-108.340761</text:p>
          </table:table-cell>
          <table:table-cell office:value-type="float" office:value="38.791271" calcext:value-type="float">
            <text:p>38.7912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1" office:value-type="string" calcext:value-type="string">
            <text:p>SD-396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3">
          <table:table-cell table:style-name="ce61" office:value-type="string" calcext:value-type="string">
            <text:p>SD-397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3">
          <table:table-cell table:style-name="ce61" office:value-type="string" calcext:value-type="string">
            <text:p>SD-398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399</text:p>
          </table:table-cell>
          <table:table-cell office:value-type="string" calcext:value-type="string">
            <text:p>Oversample 2019</text:p>
          </table:table-cell>
          <table:table-cell office:value-type="float" office:value="-108.053323" calcext:value-type="float">
            <text:p>-108.053323</text:p>
          </table:table-cell>
          <table:table-cell office:value-type="float" office:value="38.799809" calcext:value-type="float">
            <text:p>38.7998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400</text:p>
          </table:table-cell>
          <table:table-cell office:value-type="string" calcext:value-type="string">
            <text:p>Oversample 2019</text:p>
          </table:table-cell>
          <table:table-cell office:value-type="float" office:value="-108.16855" calcext:value-type="float">
            <text:p>-108.16855</text:p>
          </table:table-cell>
          <table:table-cell office:value-type="float" office:value="38.652986" calcext:value-type="float">
            <text:p>38.6529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 - may need to mov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401</text:p>
          </table:table-cell>
          <table:table-cell office:value-type="string" calcext:value-type="string">
            <text:p>Oversample 2019</text:p>
          </table:table-cell>
          <table:table-cell office:value-type="float" office:value="-108.849567" calcext:value-type="float">
            <text:p>-108.849567</text:p>
          </table:table-cell>
          <table:table-cell office:value-type="float" office:value="38.341638" calcext:value-type="float">
            <text:p>38.3416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402</text:p>
          </table:table-cell>
          <table:table-cell office:value-type="string" calcext:value-type="string">
            <text:p>Oversample 2020</text:p>
          </table:table-cell>
          <table:table-cell office:value-type="float" office:value="-107.881637" calcext:value-type="float">
            <text:p>-107.881637</text:p>
          </table:table-cell>
          <table:table-cell office:value-type="float" office:value="38.599736" calcext:value-type="float">
            <text:p>38.5997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403</text:p>
          </table:table-cell>
          <table:table-cell office:value-type="string" calcext:value-type="string">
            <text:p>Oversample 2020</text:p>
          </table:table-cell>
          <table:table-cell office:value-type="float" office:value="-108.653142" calcext:value-type="float">
            <text:p>-108.653142</text:p>
          </table:table-cell>
          <table:table-cell office:value-type="float" office:value="38.271388" calcext:value-type="float">
            <text:p>38.2713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404</text:p>
          </table:table-cell>
          <table:table-cell office:value-type="string" calcext:value-type="string">
            <text:p>Oversample 2020</text:p>
          </table:table-cell>
          <table:table-cell office:value-type="float" office:value="-107.846415" calcext:value-type="float">
            <text:p>-107.846415</text:p>
          </table:table-cell>
          <table:table-cell office:value-type="float" office:value="38.547525" calcext:value-type="float">
            <text:p>38.5475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405</text:p>
          </table:table-cell>
          <table:table-cell office:value-type="string" calcext:value-type="string">
            <text:p>Oversample 2021</text:p>
          </table:table-cell>
          <table:table-cell office:value-type="float" office:value="-108.171683" calcext:value-type="float">
            <text:p>-108.171683</text:p>
          </table:table-cell>
          <table:table-cell office:value-type="float" office:value="38.766973" calcext:value-type="float">
            <text:p>38.7669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406</text:p>
          </table:table-cell>
          <table:table-cell office:value-type="string" calcext:value-type="string">
            <text:p>Oversample 2021</text:p>
          </table:table-cell>
          <table:table-cell office:value-type="float" office:value="-107.853154" calcext:value-type="float">
            <text:p>-107.853154</text:p>
          </table:table-cell>
          <table:table-cell office:value-type="float" office:value="38.796504" calcext:value-type="float">
            <text:p>38.7965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 - may need to move due to road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407</text:p>
          </table:table-cell>
          <table:table-cell office:value-type="string" calcext:value-type="string">
            <text:p>Oversample 2021</text:p>
          </table:table-cell>
          <table:table-cell office:value-type="float" office:value="-108.153736" calcext:value-type="float">
            <text:p>-108.153736</text:p>
          </table:table-cell>
          <table:table-cell office:value-type="float" office:value="38.792414" calcext:value-type="float">
            <text:p>38.7924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p but not office reject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408</text:p>
          </table:table-cell>
          <table:table-cell office:value-type="string" calcext:value-type="string">
            <text:p>Oversample 2022</text:p>
          </table:table-cell>
          <table:table-cell office:value-type="float" office:value="-108.199613" calcext:value-type="float">
            <text:p>-108.199613</text:p>
          </table:table-cell>
          <table:table-cell office:value-type="float" office:value="38.693348" calcext:value-type="float">
            <text:p>38.6933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409</text:p>
          </table:table-cell>
          <table:table-cell office:value-type="string" calcext:value-type="string">
            <text:p>Oversample 2022</text:p>
          </table:table-cell>
          <table:table-cell office:value-type="float" office:value="-108.028767" calcext:value-type="float">
            <text:p>-108.028767</text:p>
          </table:table-cell>
          <table:table-cell office:value-type="float" office:value="38.796033" calcext:value-type="float">
            <text:p>38.7960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410</text:p>
          </table:table-cell>
          <table:table-cell office:value-type="string" calcext:value-type="string">
            <text:p>Oversample 2022</text:p>
          </table:table-cell>
          <table:table-cell office:value-type="float" office:value="-107.914476" calcext:value-type="float">
            <text:p>-107.914476</text:p>
          </table:table-cell>
          <table:table-cell office:value-type="float" office:value="38.742949" calcext:value-type="float">
            <text:p>38.74294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411</text:p>
          </table:table-cell>
          <table:table-cell office:value-type="string" calcext:value-type="string">
            <text:p>Oversample 2022</text:p>
          </table:table-cell>
          <table:table-cell office:value-type="float" office:value="-108.084693" calcext:value-type="float">
            <text:p>-108.084693</text:p>
          </table:table-cell>
          <table:table-cell office:value-type="float" office:value="38.794695" calcext:value-type="float">
            <text:p>38.794695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412</text:p>
          </table:table-cell>
          <table:table-cell office:value-type="string" calcext:value-type="string">
            <text:p>Oversample 2022</text:p>
          </table:table-cell>
          <table:table-cell office:value-type="float" office:value="-107.79379" calcext:value-type="float">
            <text:p>-107.79379</text:p>
          </table:table-cell>
          <table:table-cell office:value-type="float" office:value="38.395299" calcext:value-type="float">
            <text:p>38.39529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413</text:p>
          </table:table-cell>
          <table:table-cell office:value-type="string" calcext:value-type="string">
            <text:p>Oversample 2022</text:p>
          </table:table-cell>
          <table:table-cell office:value-type="float" office:value="-108.059011" calcext:value-type="float">
            <text:p>-108.059011</text:p>
          </table:table-cell>
          <table:table-cell office:value-type="float" office:value="38.547461" calcext:value-type="float">
            <text:p>38.54746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SD-414</text:p>
          </table:table-cell>
          <table:table-cell office:value-type="string" calcext:value-type="string">
            <text:p>Oversample 2022</text:p>
          </table:table-cell>
          <table:table-cell office:value-type="float" office:value="-107.592002" calcext:value-type="float">
            <text:p>-107.592002</text:p>
          </table:table-cell>
          <table:table-cell office:value-type="float" office:value="38.795691" calcext:value-type="float">
            <text:p>38.79569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MMS-095</text:p>
          </table:table-cell>
          <table:table-cell office:value-type="float" office:value="2022" calcext:value-type="float">
            <text:p>2022</text:p>
          </table:table-cell>
          <table:table-cell office:value-type="float" office:value="-108.339544" calcext:value-type="float">
            <text:p>-108.339544</text:p>
          </table:table-cell>
          <table:table-cell office:value-type="float" office:value="38.535949" calcext:value-type="float">
            <text:p>38.5359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MMS-096</text:p>
          </table:table-cell>
          <table:table-cell office:value-type="string" calcext:value-type="string">
            <text:p>Oversample 2018</text:p>
          </table:table-cell>
          <table:table-cell office:value-type="float" office:value="-107.898956" calcext:value-type="float">
            <text:p>-107.898956</text:p>
          </table:table-cell>
          <table:table-cell office:value-type="float" office:value="38.351665" calcext:value-type="float">
            <text:p>38.3516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MMS-097</text:p>
          </table:table-cell>
          <table:table-cell office:value-type="string" calcext:value-type="string">
            <text:p>Oversample 2018</text:p>
          </table:table-cell>
          <table:table-cell office:value-type="float" office:value="-108.064751" calcext:value-type="float">
            <text:p>-108.064751</text:p>
          </table:table-cell>
          <table:table-cell office:value-type="float" office:value="38.030116" calcext:value-type="float">
            <text:p>38.0301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sible reject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MMS-098</text:p>
          </table:table-cell>
          <table:table-cell office:value-type="string" calcext:value-type="string">
            <text:p>Oversample 2018</text:p>
          </table:table-cell>
          <table:table-cell office:value-type="float" office:value="-107.728779" calcext:value-type="float">
            <text:p>-107.728779</text:p>
          </table:table-cell>
          <table:table-cell office:value-type="float" office:value="38.393477" calcext:value-type="float">
            <text:p>38.3934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MMS-099</text:p>
          </table:table-cell>
          <table:table-cell office:value-type="string" calcext:value-type="string">
            <text:p>Oversample 2019</text:p>
          </table:table-cell>
          <table:table-cell office:value-type="float" office:value="-107.838595" calcext:value-type="float">
            <text:p>-107.838595</text:p>
          </table:table-cell>
          <table:table-cell office:value-type="float" office:value="38.967624" calcext:value-type="float">
            <text:p>38.9676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MMS-100</text:p>
          </table:table-cell>
          <table:table-cell office:value-type="string" calcext:value-type="string">
            <text:p>Oversample 2019</text:p>
          </table:table-cell>
          <table:table-cell office:value-type="float" office:value="-108.339983" calcext:value-type="float">
            <text:p>-108.339983</text:p>
          </table:table-cell>
          <table:table-cell office:value-type="float" office:value="38.098831" calcext:value-type="float">
            <text:p>38.09883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MMS-101</text:p>
          </table:table-cell>
          <table:table-cell office:value-type="string" calcext:value-type="string">
            <text:p>Oversample 2019</text:p>
          </table:table-cell>
          <table:table-cell office:value-type="float" office:value="-107.703628" calcext:value-type="float">
            <text:p>-107.703628</text:p>
          </table:table-cell>
          <table:table-cell office:value-type="float" office:value="38.637981" calcext:value-type="float">
            <text:p>38.63798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MMS-102</text:p>
          </table:table-cell>
          <table:table-cell office:value-type="string" calcext:value-type="string">
            <text:p>Oversample 2020</text:p>
          </table:table-cell>
          <table:table-cell office:value-type="float" office:value="-107.646603" calcext:value-type="float">
            <text:p>-107.646603</text:p>
          </table:table-cell>
          <table:table-cell office:value-type="float" office:value="38.737451" calcext:value-type="float">
            <text:p>38.73745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Private may cause issues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MMS-103</text:p>
          </table:table-cell>
          <table:table-cell office:value-type="string" calcext:value-type="string">
            <text:p>Oversample 2020</text:p>
          </table:table-cell>
          <table:table-cell office:value-type="float" office:value="-108.06025" calcext:value-type="float">
            <text:p>-108.06025</text:p>
          </table:table-cell>
          <table:table-cell office:value-type="float" office:value="38.823289" calcext:value-type="float">
            <text:p>38.82328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lt Desert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MMS-104</text:p>
          </table:table-cell>
          <table:table-cell office:value-type="string" calcext:value-type="string">
            <text:p>Oversample 2020</text:p>
          </table:table-cell>
          <table:table-cell office:value-type="float" office:value="-107.857223" calcext:value-type="float">
            <text:p>-107.857223</text:p>
          </table:table-cell>
          <table:table-cell office:value-type="float" office:value="38.668492" calcext:value-type="float">
            <text:p>38.668492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Likely reject</text:p>
          </table:table-cell>
          <table:table-cell table:number-columns-repeated="1018"/>
        </table:table-row>
        <table:table-row table:style-name="ro3">
          <table:table-cell table:style-name="ce60" office:value-type="string" calcext:value-type="string">
            <text:p>MMS-105</text:p>
          </table:table-cell>
          <table:table-cell office:value-type="string" calcext:value-type="string">
            <text:p>Oversample 2021</text:p>
          </table:table-cell>
          <table:table-cell office:value-type="float" office:value="-107.615079" calcext:value-type="float">
            <text:p>-107.615079</text:p>
          </table:table-cell>
          <table:table-cell office:value-type="float" office:value="38.562426" calcext:value-type="float">
            <text:p>38.562426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Biological_Resources/Vegetation/AIM/UFO_RMP_Compliance_project/2019/Plot%20Tracking%20UFO%202019.xlsx'#Plot Tracking" table:print="false" table:style-name="ta_extref">
        <table:table-source xlink:type="simple" xlink:href="/Biological_Resources/Vegetation/AIM/UFO_RMP_Compliance_project/2019/Plot%20Tracking%20UFO%202019.xlsx" table:table-name="Plot Tracking" table:mode="copy-results-only"/>
        <table:table-column table:number-columns-repeated="22"/>
        <table:table-row table:number-rows-repeated="2">
          <table:table-cell table:number-columns-repeated="22"/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Mixed Mountain Shrub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Other</text:p>
          </table:table-cell>
        </table:table-row>
        <table:table-row>
          <table:table-cell table:number-columns-repeated="21"/>
          <table:table-cell table:style-name="ce1" office:value-type="string">
            <text:p>Pinon-Juniper</text:p>
          </table:table-cell>
        </table:table-row>
        <table:table-row>
          <table:table-cell table:number-columns-repeated="21"/>
          <table:table-cell table:style-name="ce1" office:value-type="string">
            <text:p>Mixed Mountain Shrub</text:p>
          </table:table-cell>
        </table:table-row>
        <table:table-row>
          <table:table-cell table:number-columns-repeated="21"/>
          <table:table-cell table:style-name="ce1" office:value-type="string">
            <text:p>Riparian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Pinon-Juniper</text:p>
          </table:table-cell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Grassland </text:p>
          </table:table-cell>
        </table:table-row>
        <table:table-row>
          <table:table-cell table:number-columns-repeated="21"/>
          <table:table-cell table:style-name="ce1" office:value-type="string">
            <text:p>Pinon-Juniper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Riparian</text:p>
          </table:table-cell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Sage-Steppe</text:p>
          </table:table-cell>
        </table:table-row>
        <table:table-row>
          <table:table-cell table:number-columns-repeated="21"/>
          <table:table-cell table:style-name="ce1" office:value-type="string">
            <text:p>Sage-Steppe</text:p>
          </table:table-cell>
        </table:table-row>
        <table:table-row>
          <table:table-cell table:number-columns-repeated="21"/>
          <table:table-cell table:style-name="ce1" office:value-type="string">
            <text:p>Riparian</text:p>
          </table:table-cell>
        </table:table-row>
        <table:table-row>
          <table:table-cell table:number-columns-repeated="21"/>
          <table:table-cell table:style-name="ce1" office:value-type="string">
            <text:p>Sage-Steppe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Sage-Steppe</text:p>
          </table:table-cell>
        </table:table-row>
        <table:table-row>
          <table:table-cell table:number-columns-repeated="21"/>
          <table:table-cell table:style-name="ce1" office:value-type="string">
            <text:p>Sage-Steppe</text:p>
          </table:table-cell>
        </table:table-row>
        <table:table-row>
          <table:table-cell table:number-columns-repeated="21"/>
          <table:table-cell table:style-name="ce1" office:value-type="string">
            <text:p>Pinon-Juniper</text:p>
          </table:table-cell>
        </table:table-row>
        <table:table-row>
          <table:table-cell table:number-columns-repeated="21"/>
          <table:table-cell table:style-name="ce1" office:value-type="string">
            <text:p>Mixed Mountain Shrub</text:p>
          </table:table-cell>
        </table:table-row>
        <table:table-row>
          <table:table-cell table:number-columns-repeated="21"/>
          <table:table-cell table:style-name="ce1" office:value-type="string">
            <text:p>Mixed Conifer</text:p>
          </table:table-cell>
        </table:table-row>
        <table:table-row>
          <table:table-cell table:number-columns-repeated="21"/>
          <table:table-cell table:style-name="ce1" office:value-type="string">
            <text:p>Sage-Steppe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Mixed Mountain Shrub</text:p>
          </table:table-cell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Mixed Conifer</text:p>
          </table:table-cell>
        </table:table-row>
        <table:table-row>
          <table:table-cell table:number-columns-repeated="21"/>
          <table:table-cell table:style-name="ce1" office:value-type="string">
            <text:p>Pinon-Juniper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Ponderosa Pine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Sage Steppe</text:p>
          </table:table-cell>
        </table:table-row>
        <table:table-row>
          <table:table-cell table:number-columns-repeated="21"/>
          <table:table-cell table:style-name="ce1" office:value-type="string">
            <text:p>Mixed Mountain Shrub</text:p>
          </table:table-cell>
        </table:table-row>
        <table:table-row>
          <table:table-cell table:number-columns-repeated="21"/>
          <table:table-cell table:style-name="ce1" office:value-type="string">
            <text:p>Mixed Conifer</text:p>
          </table:table-cell>
        </table:table-row>
        <table:table-row>
          <table:table-cell table:number-columns-repeated="21"/>
          <table:table-cell table:style-name="ce1" office:value-type="string">
            <text:p>Sage-Steppe</text:p>
          </table:table-cell>
        </table:table-row>
        <table:table-row>
          <table:table-cell table:number-columns-repeated="21"/>
          <table:table-cell table:style-name="ce1" office:value-type="string">
            <text:p>Salt Desert</text:p>
          </table:table-cell>
        </table:table-row>
        <table:table-row>
          <table:table-cell table:number-columns-repeated="21"/>
          <table:table-cell table:style-name="ce1" office:value-type="string">
            <text:p>Sage-Steppe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Aspen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  <table:table-row>
          <table:table-cell table:number-columns-repeated="21"/>
          <table:table-cell table:style-name="ce1" office:value-type="string">
            <text:p>Not Samp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portions" style:display-name="PageStyle_Propor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ot_20_Tracking_20_2022" style:display-name="PageStyle_Plot Tracking 20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ial_20_Process" style:display-name="PageStyle_Initial Proces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entice, Taylor M</meta:initial-creator>
    <meta:creation-date>2022-03-04T17:00:00</meta:creation-date>
    <dc:date>2022-04-27T15:02:49.254446330</dc:date>
    <meta:generator>LibreOffice/6.4.7.2$Linux_X86_64 LibreOffice_project/40$Build-2</meta:generator>
    <meta:editing-duration>PT50M26S</meta:editing-duration>
    <meta:editing-cycles>1</meta:editing-cycles>
    <meta:document-statistic meta:table-count="3" meta:cell-count="12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